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cccc"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9" style:family="table-cell" style:parent-style-name="Default" style:data-style-name="N11">
      <style:table-cell-properties fo:background-color="transparen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_orig" table:style-name="ta1" table:print="false">
        <table:table-column table:style-name="co1" table:number-columns-repeated="15" table:default-cell-style-name="ce1"/>
        <table:table-row table:style-name="ro1">
          <table:table-cell table:style-name="Default" office:value-type="string">
            <text:p>[libfx_6.py:6373 / 20191024_125547]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>
            <text:p>fname_Src_Csv</text:p>
          </table:table-cell>
          <table:table-cell table:style-name="Default" office:value-type="string">
            <text:p>44_5.1_10_rawdata.(AUDJPY).(Period-M15).(NumOfUnits-18000).(Bars-ALL-20190424_184417).20190311_081029.[SLICE-500].csv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>
            <text:p>dpath_Src_Csv</text:p>
          </table:table-cell>
          <table:table-cell table:style-name="Default" office:value-type="string">
            <text:p>C:\WORKS_2\WS\WS_Others.prog\prog\D-7\2_2\VIRTUAL\Admin_Projects\curr\data\csv_raw</text:p>
          </table:table-cell>
          <table:table-cell table:style-name="Default" table:number-columns-repeated="13"/>
        </table:table-row>
        <table:table-row table:style-name="ro1" table:number-rows-repeated="2">
          <table:table-cell table:style-name="Default" table:number-columns-repeated="15"/>
        </table:table-row>
        <table:table-row table:style-name="ro1">
          <table:table-cell table:style-name="Default" office:value-type="string">
            <text:p>[libfx_6.py:6632 / 20191024_125547]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>
            <text:p>len(lo_Pos_Exits)</text:p>
          </table:table-cell>
          <table:table-cell table:style-name="Default" office:value-type="float" office:value="22">
            <text:p>22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>
            <text:p>total</text:p>
          </table:table-cell>
          <table:table-cell table:style-name="Default" office:value-type="float" office:value="501">
            <text:p>501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>
            <text:p>ratio</text:p>
          </table:table-cell>
          <table:table-cell table:style-name="Default" office:value-type="float" office:value="0.044">
            <text:p>0.044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>
            <text:p>cntOf_SLs</text:p>
          </table:table-cell>
          <table:table-cell table:style-name="Default" office:value-type="float" office:value="15">
            <text:p>15</text:p>
          </table:table-cell>
          <table:table-cell table:style-name="Default" office:value-type="string">
            <text:p>(0.682)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>
            <text:p>cntOf_TPs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(0.318)</text:p>
          </table:table-cell>
          <table:table-cell table:style-name="Default" table:number-columns-repeated="12"/>
        </table:table-row>
        <table:table-row table:style-name="ro1" table:number-rows-repeated="2">
          <table:table-cell table:style-name="Default" table:number-columns-repeated="15"/>
        </table:table-row>
        <table:table-row table:style-name="ro1">
          <table:table-cell table:style-name="Default" office:value-type="string">
            <text:p>sumOf_SLs</text:p>
          </table:table-cell>
          <table:table-cell table:style-name="Default" office:value-type="float" office:value="-0.6">
            <text:p>-0.6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>
            <text:p>sumOf_TPs</text:p>
          </table:table-cell>
          <table:table-cell table:style-name="Default" office:value-type="float" office:value="0.445">
            <text:p>0.445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>
            <text:p>ratio (TP/SL)</text:p>
          </table:table-cell>
          <table:table-cell table:style-name="Default" office:value-type="float" office:value="0.742">
            <text:p>0.742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>
            <text:p>valOf_SL</text:p>
          </table:table-cell>
          <table:table-cell table:style-name="Default" office:value-type="float" office:value="0.03">
            <text:p>0.03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>
            <text:p>valOf_TP</text:p>
          </table:table-cell>
          <table:table-cell table:style-name="Default" office:value-type="float" office:value="0.06">
            <text:p>0.06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>
            <text:p>valOf_SPREAD</text:p>
          </table:table-cell>
          <table:table-cell table:style-name="Default" office:value-type="float" office:value="0.01">
            <text:p>0.01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15"/>
        </table:table-row>
        <table:table-row table:style-name="ro2">
          <table:table-cell office:value-type="string">
            <text:p>s.n.</text:p>
          </table:table-cell>
          <table:table-cell office:value-type="string">
            <text:p>st_idx</text:p>
          </table:table-cell>
          <table:table-cell office:value-type="string">
            <text:p>datetime</text:p>
          </table:table-cell>
          <table:table-cell office:value-type="string">
            <text:p>st_pr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e0.price_High</text:p>
          </table:table-cell>
          <table:table-cell office:value-type="string">
            <text:p>e0.price_Low</text:p>
          </table:table-cell>
          <table:table-cell office:value-type="string">
            <text:p>exit</text:p>
          </table:table-cell>
          <table:table-cell office:value-type="string">
            <text:p>diff.price</text:p>
          </table:table-cell>
          <table:table-cell office:value-type="string">
            <text:p>BB-seq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2019.04.17 10:30</text:p>
          </table:table-cell>
          <table:table-cell office:value-type="float" office:value="80.603">
            <text:p>80.603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5">
            <text:p>15</text:p>
          </table:table-cell>
          <table:table-cell office:value-type="float" office:value="80.64">
            <text:p>80.64</text:p>
          </table:table-cell>
          <table:table-cell office:value-type="float" office:value="80.68">
            <text:p>80.68</text:p>
          </table:table-cell>
          <table:table-cell office:value-type="float" office:value="80.587">
            <text:p>80.587</text:p>
          </table:table-cell>
          <table:table-cell office:value-type="string">
            <text:p>STATUS_POS_EXIT__TP</text:p>
          </table:table-cell>
          <table:table-cell office:value-type="float" office:value="0.037">
            <text:p>0.037</text:p>
          </table:table-cell>
          <table:table-cell office:value-type="string">
            <text:p>3-4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2019.04.17 15:30</text:p>
          </table:table-cell>
          <table:table-cell office:value-type="float" office:value="80.52">
            <text:p>80.52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5">
            <text:p>35</text:p>
          </table:table-cell>
          <table:table-cell office:value-type="float" office:value="80.48">
            <text:p>80.48</text:p>
          </table:table-cell>
          <table:table-cell office:value-type="float" office:value="80.601">
            <text:p>80.601</text:p>
          </table:table-cell>
          <table:table-cell office:value-type="float" office:value="80.457">
            <text:p>80.45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2019.04.17 17:45</text:p>
          </table:table-cell>
          <table:table-cell office:value-type="float" office:value="80.342">
            <text:p>80.342</text:p>
          </table:table-cell>
          <table:table-cell office:value-type="float" office:value="41">
            <text:p>41</text:p>
          </table:table-cell>
          <table:table-cell office:value-type="float" office:value="80.346">
            <text:p>80.346</text:p>
          </table:table-cell>
          <table:table-cell office:value-type="float" office:value="41">
            <text:p>41</text:p>
          </table:table-cell>
          <table:table-cell office:value-type="float" office:value="80.4">
            <text:p>80.4</text:p>
          </table:table-cell>
          <table:table-cell office:value-type="float" office:value="42">
            <text:p>42</text:p>
          </table:table-cell>
          <table:table-cell office:value-type="float" office:value="80.302">
            <text:p>80.302</text:p>
          </table:table-cell>
          <table:table-cell office:value-type="float" office:value="80.357">
            <text:p>80.357</text:p>
          </table:table-cell>
          <table:table-cell office:value-type="float" office:value="80.27">
            <text:p>80.2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2019.04.17 19:45</text:p>
          </table:table-cell>
          <table:table-cell office:value-type="float" office:value="80.234">
            <text:p>80.234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2">
            <text:p>52</text:p>
          </table:table-cell>
          <table:table-cell office:value-type="float" office:value="80.309">
            <text:p>80.309</text:p>
          </table:table-cell>
          <table:table-cell office:value-type="float" office:value="80.349">
            <text:p>80.349</text:p>
          </table:table-cell>
          <table:table-cell office:value-type="float" office:value="80.305">
            <text:p>80.305</text:p>
          </table:table-cell>
          <table:table-cell office:value-type="string">
            <text:p>STATUS_POS_EXIT__TP</text:p>
          </table:table-cell>
          <table:table-cell office:value-type="float" office:value="0.075">
            <text:p>0.075</text:p>
          </table:table-cell>
          <table:table-cell office:value-type="string">
            <text:p>5-5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2019.04.17 21:45</text:p>
          </table:table-cell>
          <table:table-cell office:value-type="float" office:value="80.303">
            <text:p>80.303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6">
            <text:p>66</text:p>
          </table:table-cell>
          <table:table-cell office:value-type="float" office:value="80.375">
            <text:p>80.375</text:p>
          </table:table-cell>
          <table:table-cell office:value-type="float" office:value="80.415">
            <text:p>80.415</text:p>
          </table:table-cell>
          <table:table-cell office:value-type="float" office:value="80.339">
            <text:p>80.339</text:p>
          </table:table-cell>
          <table:table-cell office:value-type="string">
            <text:p>STATUS_POS_EXIT__TP</text:p>
          </table:table-cell>
          <table:table-cell office:value-type="float" office:value="0.072">
            <text:p>0.072</text:p>
          </table:table-cell>
          <table:table-cell office:value-type="string">
            <text:p>3-4-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2019.04.18 01:15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393">
            <text:p>80.393</text:p>
          </table:table-cell>
          <table:table-cell office:value-type="float" office:value="71">
            <text:p>71</text:p>
          </table:table-cell>
          <table:table-cell office:value-type="float" office:value="80.37">
            <text:p>80.37</text:p>
          </table:table-cell>
          <table:table-cell office:value-type="float" office:value="80.413">
            <text:p>80.413</text:p>
          </table:table-cell>
          <table:table-cell office:value-type="float" office:value="80.353">
            <text:p>80.35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3-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2019.04.18 02:30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2">
            <text:p>80.382</text:p>
          </table:table-cell>
          <table:table-cell office:value-type="float" office:value="76">
            <text:p>76</text:p>
          </table:table-cell>
          <table:table-cell office:value-type="float" office:value="80.348">
            <text:p>80.348</text:p>
          </table:table-cell>
          <table:table-cell office:value-type="float" office:value="80.387">
            <text:p>80.387</text:p>
          </table:table-cell>
          <table:table-cell office:value-type="float" office:value="80.344">
            <text:p>80.34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3-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string">
            <text:p>2019.04.18 07:30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29">
            <text:p>80.329</text:p>
          </table:table-cell>
          <table:table-cell office:value-type="float" office:value="96">
            <text:p>96</text:p>
          </table:table-cell>
          <table:table-cell office:value-type="float" office:value="80.291">
            <text:p>80.291</text:p>
          </table:table-cell>
          <table:table-cell office:value-type="float" office:value="80.332">
            <text:p>80.332</text:p>
          </table:table-cell>
          <table:table-cell office:value-type="float" office:value="80.285">
            <text:p>80.28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string">
            <text:p>2019.04.18 08:30</text:p>
          </table:table-cell>
          <table:table-cell office:value-type="float" office:value="80.333">
            <text:p>80.333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5">
            <text:p>105</text:p>
          </table:table-cell>
          <table:table-cell office:value-type="float" office:value="80.386">
            <text:p>80.386</text:p>
          </table:table-cell>
          <table:table-cell office:value-type="float" office:value="80.426">
            <text:p>80.426</text:p>
          </table:table-cell>
          <table:table-cell office:value-type="float" office:value="80.345">
            <text:p>80.345</text:p>
          </table:table-cell>
          <table:table-cell office:value-type="string">
            <text:p>STATUS_POS_EXIT__TP</text:p>
          </table:table-cell>
          <table:table-cell office:value-type="float" office:value="0.053">
            <text:p>0.053</text:p>
          </table:table-cell>
          <table:table-cell office:value-type="string">
            <text:p>3-4-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string">
            <text:p>2019.04.18 11:45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9">
            <text:p>80.139</text:p>
          </table:table-cell>
          <table:table-cell office:value-type="float" office:value="113">
            <text:p>113</text:p>
          </table:table-cell>
          <table:table-cell office:value-type="float" office:value="80.094">
            <text:p>80.094</text:p>
          </table:table-cell>
          <table:table-cell office:value-type="float" office:value="80.145">
            <text:p>80.145</text:p>
          </table:table-cell>
          <table:table-cell office:value-type="float" office:value="80.083">
            <text:p>80.08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2019.04.18 18:15</text:p>
          </table:table-cell>
          <table:table-cell office:value-type="float" office:value="80.008">
            <text:p>80.008</text:p>
          </table:table-cell>
          <table:table-cell office:value-type="float" office:value="140">
            <text:p>140</text:p>
          </table:table-cell>
          <table:table-cell office:value-type="float" office:value="80.012">
            <text:p>80.012</text:p>
          </table:table-cell>
          <table:table-cell office:value-type="float" office:value="140">
            <text:p>140</text:p>
          </table:table-cell>
          <table:table-cell office:value-type="float" office:value="80.03">
            <text:p>80.03</text:p>
          </table:table-cell>
          <table:table-cell office:value-type="float" office:value="141">
            <text:p>141</text:p>
          </table:table-cell>
          <table:table-cell office:value-type="float" office:value="79.968">
            <text:p>79.968</text:p>
          </table:table-cell>
          <table:table-cell office:value-type="float" office:value="80.015">
            <text:p>80.015</text:p>
          </table:table-cell>
          <table:table-cell office:value-type="float" office:value="79.959">
            <text:p>79.959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string">
            <text:p>2019.04.18 20:30</text:p>
          </table:table-cell>
          <table:table-cell office:value-type="float" office:value="79.958">
            <text:p>79.958</text:p>
          </table:table-cell>
          <table:table-cell office:value-type="float" office:value="175">
            <text:p>175</text:p>
          </table:table-cell>
          <table:table-cell office:value-type="float" office:value="80.023">
            <text:p>80.023</text:p>
          </table:table-cell>
          <table:table-cell office:value-type="float" office:value="175">
            <text:p>175</text:p>
          </table:table-cell>
          <table:table-cell office:value-type="float" office:value="80.026">
            <text:p>80.026</text:p>
          </table:table-cell>
          <table:table-cell office:value-type="float" office:value="176">
            <text:p>176</text:p>
          </table:table-cell>
          <table:table-cell office:value-type="float" office:value="80.029">
            <text:p>80.029</text:p>
          </table:table-cell>
          <table:table-cell office:value-type="float" office:value="80.069">
            <text:p>80.069</text:p>
          </table:table-cell>
          <table:table-cell office:value-type="float" office:value="79.993">
            <text:p>79.993</text:p>
          </table:table-cell>
          <table:table-cell office:value-type="string">
            <text:p>STATUS_POS_EXIT__TP</text:p>
          </table:table-cell>
          <table:table-cell office:value-type="float" office:value="0.071">
            <text:p>0.071</text:p>
          </table:table-cell>
          <table:table-cell office:value-type="string">
            <text:p>5-5-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9">
            <text:p>159</text:p>
          </table:table-cell>
          <table:table-cell office:value-type="string">
            <text:p>2019.04.18 23:30</text:p>
          </table:table-cell>
          <table:table-cell office:value-type="float" office:value="80.045">
            <text:p>80.045</text:p>
          </table:table-cell>
          <table:table-cell office:value-type="float" office:value="161">
            <text:p>161</text:p>
          </table:table-cell>
          <table:table-cell office:value-type="float" office:value="80.036">
            <text:p>80.036</text:p>
          </table:table-cell>
          <table:table-cell office:value-type="float" office:value="160">
            <text:p>160</text:p>
          </table:table-cell>
          <table:table-cell office:value-type="float" office:value="80.054">
            <text:p>80.054</text:p>
          </table:table-cell>
          <table:table-cell office:value-type="float" office:value="162">
            <text:p>162</text:p>
          </table:table-cell>
          <table:table-cell office:value-type="float" office:value="80.005">
            <text:p>80.005</text:p>
          </table:table-cell>
          <table:table-cell office:value-type="float" office:value="80.036">
            <text:p>80.036</text:p>
          </table:table-cell>
          <table:table-cell office:value-type="float" office:value="80.001">
            <text:p>80.00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3-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string">
            <text:p>2019.04.19 04:45</text:p>
          </table:table-cell>
          <table:table-cell office:value-type="float" office:value="80.005">
            <text:p>80.005</text:p>
          </table:table-cell>
          <table:table-cell office:value-type="float" office:value="198">
            <text:p>198</text:p>
          </table:table-cell>
          <table:table-cell office:value-type="float" office:value="80.067">
            <text:p>80.067</text:p>
          </table:table-cell>
          <table:table-cell office:value-type="float" office:value="198">
            <text:p>198</text:p>
          </table:table-cell>
          <table:table-cell office:value-type="float" office:value="80.068">
            <text:p>80.068</text:p>
          </table:table-cell>
          <table:table-cell office:value-type="float" office:value="199">
            <text:p>199</text:p>
          </table:table-cell>
          <table:table-cell office:value-type="float" office:value="80.071">
            <text:p>80.071</text:p>
          </table:table-cell>
          <table:table-cell office:value-type="float" office:value="80.111">
            <text:p>80.111</text:p>
          </table:table-cell>
          <table:table-cell office:value-type="float" office:value="80.025">
            <text:p>80.025</text:p>
          </table:table-cell>
          <table:table-cell office:value-type="string">
            <text:p>STATUS_POS_EXIT__TP</text:p>
          </table:table-cell>
          <table:table-cell office:value-type="float" office:value="0.066">
            <text:p>0.066</text:p>
          </table:table-cell>
          <table:table-cell office:value-type="string">
            <text:p>4-6-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6">
            <text:p>186</text:p>
          </table:table-cell>
          <table:table-cell office:value-type="string">
            <text:p>2019.04.19 06:15</text:p>
          </table:table-cell>
          <table:table-cell office:value-type="float" office:value="80">
            <text:p>80</text:p>
          </table:table-cell>
          <table:table-cell office:value-type="float" office:value="198">
            <text:p>198</text:p>
          </table:table-cell>
          <table:table-cell office:value-type="float" office:value="80.067">
            <text:p>80.067</text:p>
          </table:table-cell>
          <table:table-cell office:value-type="float" office:value="198">
            <text:p>198</text:p>
          </table:table-cell>
          <table:table-cell office:value-type="float" office:value="80.068">
            <text:p>80.068</text:p>
          </table:table-cell>
          <table:table-cell office:value-type="float" office:value="199">
            <text:p>199</text:p>
          </table:table-cell>
          <table:table-cell office:value-type="float" office:value="80.071">
            <text:p>80.071</text:p>
          </table:table-cell>
          <table:table-cell office:value-type="float" office:value="80.111">
            <text:p>80.111</text:p>
          </table:table-cell>
          <table:table-cell office:value-type="float" office:value="80.025">
            <text:p>80.025</text:p>
          </table:table-cell>
          <table:table-cell office:value-type="string">
            <text:p>STATUS_POS_EXIT__TP</text:p>
          </table:table-cell>
          <table:table-cell office:value-type="float" office:value="0.071">
            <text:p>0.071</text:p>
          </table:table-cell>
          <table:table-cell office:value-type="string">
            <text:p>4-5-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4">
            <text:p>214</text:p>
          </table:table-cell>
          <table:table-cell office:value-type="string">
            <text:p>2019.04.19 13:15</text:p>
          </table:table-cell>
          <table:table-cell office:value-type="float" office:value="80.031">
            <text:p>80.031</text:p>
          </table:table-cell>
          <table:table-cell office:value-type="float" office:value="233">
            <text:p>233</text:p>
          </table:table-cell>
          <table:table-cell office:value-type="float" office:value="80.009">
            <text:p>80.009</text:p>
          </table:table-cell>
          <table:table-cell office:value-type="float" office:value="220">
            <text:p>220</text:p>
          </table:table-cell>
          <table:table-cell office:value-type="float" office:value="80.064">
            <text:p>80.064</text:p>
          </table:table-cell>
          <table:table-cell office:value-type="float" office:value="234">
            <text:p>234</text:p>
          </table:table-cell>
          <table:table-cell office:value-type="float" office:value="79.991">
            <text:p>79.991</text:p>
          </table:table-cell>
          <table:table-cell office:value-type="float" office:value="80.015">
            <text:p>80.015</text:p>
          </table:table-cell>
          <table:table-cell office:value-type="float" office:value="79.981">
            <text:p>79.98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7">
            <text:p>227</text:p>
          </table:table-cell>
          <table:table-cell office:value-type="string">
            <text:p>2019.04.19 16:30</text:p>
          </table:table-cell>
          <table:table-cell office:value-type="float" office:value="80.03">
            <text:p>80.03</text:p>
          </table:table-cell>
          <table:table-cell office:value-type="float" office:value="233">
            <text:p>233</text:p>
          </table:table-cell>
          <table:table-cell office:value-type="float" office:value="80.009">
            <text:p>80.009</text:p>
          </table:table-cell>
          <table:table-cell office:value-type="float" office:value="228">
            <text:p>228</text:p>
          </table:table-cell>
          <table:table-cell office:value-type="float" office:value="80.037">
            <text:p>80.037</text:p>
          </table:table-cell>
          <table:table-cell office:value-type="float" office:value="234">
            <text:p>234</text:p>
          </table:table-cell>
          <table:table-cell office:value-type="float" office:value="79.99">
            <text:p>79.99</text:p>
          </table:table-cell>
          <table:table-cell office:value-type="float" office:value="80.015">
            <text:p>80.015</text:p>
          </table:table-cell>
          <table:table-cell office:value-type="float" office:value="79.981">
            <text:p>79.98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72">
            <text:p>272</text:p>
          </table:table-cell>
          <table:table-cell office:value-type="string">
            <text:p>2019.04.22 03:45</text:p>
          </table:table-cell>
          <table:table-cell office:value-type="float" office:value="80.061">
            <text:p>80.061</text:p>
          </table:table-cell>
          <table:table-cell office:value-type="float" office:value="272">
            <text:p>272</text:p>
          </table:table-cell>
          <table:table-cell office:value-type="float" office:value="80.061">
            <text:p>80.061</text:p>
          </table:table-cell>
          <table:table-cell office:value-type="float" office:value="272">
            <text:p>272</text:p>
          </table:table-cell>
          <table:table-cell office:value-type="float" office:value="80.036">
            <text:p>80.036</text:p>
          </table:table-cell>
          <table:table-cell office:value-type="float" office:value="273">
            <text:p>273</text:p>
          </table:table-cell>
          <table:table-cell office:value-type="float" office:value="80.021">
            <text:p>80.021</text:p>
          </table:table-cell>
          <table:table-cell office:value-type="float" office:value="80.056">
            <text:p>80.056</text:p>
          </table:table-cell>
          <table:table-cell office:value-type="float" office:value="79.995">
            <text:p>79.99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5">
            <text:p>305</text:p>
          </table:table-cell>
          <table:table-cell office:value-type="string">
            <text:p>2019.04.22 12:00</text:p>
          </table:table-cell>
          <table:table-cell office:value-type="float" office:value="79.876">
            <text:p>79.876</text:p>
          </table:table-cell>
          <table:table-cell office:value-type="float" office:value="312">
            <text:p>312</text:p>
          </table:table-cell>
          <table:table-cell office:value-type="float" office:value="79.855">
            <text:p>79.855</text:p>
          </table:table-cell>
          <table:table-cell office:value-type="float" office:value="310">
            <text:p>310</text:p>
          </table:table-cell>
          <table:table-cell office:value-type="float" office:value="79.894">
            <text:p>79.894</text:p>
          </table:table-cell>
          <table:table-cell office:value-type="float" office:value="313">
            <text:p>313</text:p>
          </table:table-cell>
          <table:table-cell office:value-type="float" office:value="79.836">
            <text:p>79.836</text:p>
          </table:table-cell>
          <table:table-cell office:value-type="float" office:value="79.857">
            <text:p>79.857</text:p>
          </table:table-cell>
          <table:table-cell office:value-type="float" office:value="79.829">
            <text:p>79.829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9">
            <text:p>309</text:p>
          </table:table-cell>
          <table:table-cell office:value-type="string">
            <text:p>2019.04.22 13:00</text:p>
          </table:table-cell>
          <table:table-cell office:value-type="float" office:value="79.867">
            <text:p>79.867</text:p>
          </table:table-cell>
          <table:table-cell office:value-type="float" office:value="317">
            <text:p>317</text:p>
          </table:table-cell>
          <table:table-cell office:value-type="float" office:value="79.853">
            <text:p>79.853</text:p>
          </table:table-cell>
          <table:table-cell office:value-type="float" office:value="316">
            <text:p>316</text:p>
          </table:table-cell>
          <table:table-cell office:value-type="float" office:value="79.895">
            <text:p>79.895</text:p>
          </table:table-cell>
          <table:table-cell office:value-type="float" office:value="318">
            <text:p>318</text:p>
          </table:table-cell>
          <table:table-cell office:value-type="float" office:value="79.827">
            <text:p>79.827</text:p>
          </table:table-cell>
          <table:table-cell office:value-type="float" office:value="79.858">
            <text:p>79.858</text:p>
          </table:table-cell>
          <table:table-cell office:value-type="float" office:value="79.821">
            <text:p>79.82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6">
            <text:p>316</text:p>
          </table:table-cell>
          <table:table-cell office:value-type="string">
            <text:p>2019.04.22 14:45</text:p>
          </table:table-cell>
          <table:table-cell office:value-type="float" office:value="79.884">
            <text:p>79.884</text:p>
          </table:table-cell>
          <table:table-cell office:value-type="float" office:value="316">
            <text:p>316</text:p>
          </table:table-cell>
          <table:table-cell office:value-type="float" office:value="79.884">
            <text:p>79.884</text:p>
          </table:table-cell>
          <table:table-cell office:value-type="float" office:value="316">
            <text:p>316</text:p>
          </table:table-cell>
          <table:table-cell office:value-type="float" office:value="79.87">
            <text:p>79.87</text:p>
          </table:table-cell>
          <table:table-cell office:value-type="float" office:value="317">
            <text:p>317</text:p>
          </table:table-cell>
          <table:table-cell office:value-type="float" office:value="79.844">
            <text:p>79.844</text:p>
          </table:table-cell>
          <table:table-cell office:value-type="float" office:value="79.87">
            <text:p>79.87</text:p>
          </table:table-cell>
          <table:table-cell office:value-type="float" office:value="79.844">
            <text:p>79.84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6-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7">
            <text:p>347</text:p>
          </table:table-cell>
          <table:table-cell office:value-type="string">
            <text:p>2019.04.22 22:30</text:p>
          </table:table-cell>
          <table:table-cell office:value-type="float" office:value="79.852">
            <text:p>79.852</text:p>
          </table:table-cell>
          <table:table-cell office:value-type="float" office:value="352">
            <text:p>352</text:p>
          </table:table-cell>
          <table:table-cell office:value-type="float" office:value="79.872">
            <text:p>79.872</text:p>
          </table:table-cell>
          <table:table-cell office:value-type="float" office:value="352">
            <text:p>352</text:p>
          </table:table-cell>
          <table:table-cell office:value-type="float" office:value="79.885">
            <text:p>79.885</text:p>
          </table:table-cell>
          <table:table-cell office:value-type="float" office:value="353">
            <text:p>353</text:p>
          </table:table-cell>
          <table:table-cell office:value-type="float" office:value="79.812">
            <text:p>79.812</text:p>
          </table:table-cell>
          <table:table-cell office:value-type="float" office:value="79.842">
            <text:p>79.842</text:p>
          </table:table-cell>
          <table:table-cell office:value-type="float" office:value="79.81">
            <text:p>79.8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5-4</text:p>
          </table:table-cell>
        </table:table-row>
      </table:table>
      <table:table table:name="1_copy" table:style-name="ta1" table:print="false">
        <table:table-column table:style-name="co1" table:number-columns-repeated="16" table:default-cell-style-name="ce2"/>
        <table:table-column table:style-name="co2" table:number-columns-repeated="6" table:default-cell-style-name="ce7"/>
        <table:table-column table:style-name="co1" table:number-columns-repeated="1002" table:default-cell-style-name="ce2"/>
        <table:table-row table:style-name="ro3">
          <table:table-cell office:value-type="string">
            <text:p>[libfx_6.py:6373 / 20191024_125547]</text:p>
          </table:table-cell>
          <table:table-cell table:number-columns-repeated="1023"/>
        </table:table-row>
        <table:table-row table:style-name="ro3">
          <table:table-cell office:value-type="string">
            <text:p>fname_Src_Csv</text:p>
          </table:table-cell>
          <table:table-cell office:value-type="string">
            <text:p>44_5.1_10_rawdata.(AUDJPY).(Period-M15).(NumOfUnits-18000).(Bars-ALL-20190424_184417).20190311_081029.[SLICE-500].csv</text:p>
          </table:table-cell>
          <table:table-cell table:number-columns-repeated="12"/>
          <table:table-cell>
            <draw:frame table:end-cell-address="1_copy.T14" table:end-x="1.273cm" table:end-y="0.207cm" draw:z-index="0" draw:style-name="gr1" draw:text-style-name="P1" svg:width="11.106cm" svg:height="6.247cm" svg:x="0.24cm" svg:y="0.392cm">
              <draw:object draw:notify-on-update-of-ranges="1_copy.P13:1_copy.P13 1_copy.Q13:1_copy.V13 1_copy.P14:1_copy.P14 1_copy.Q14:1_copy.V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1_copy.Z15" table:end-x="1.544cm" table:end-y="0.111cm" draw:z-index="1" draw:style-name="gr1" draw:text-style-name="P1" svg:width="12.029cm" svg:height="6.766cm" svg:x="1.846cm" svg:y="0.313cm">
              <draw:object draw:notify-on-update-of-ranges="1_copy.P13:1_copy.P13 1_copy.Q13:1_copy.V13 1_copy.P14:1_copy.P14 1_copy.Q14:1_copy.V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4"/>
        </table:table-row>
        <table:table-row table:style-name="ro3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[libfx_6.py:6632 / 20191024_125547]</text:p>
          </table:table-cell>
          <table:table-cell table:number-columns-repeated="1023"/>
        </table:table-row>
        <table:table-row table:style-name="ro3">
          <table:table-cell office:value-type="string">
            <text:p>len(lo_Pos_Exits)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3">
          <table:table-cell office:value-type="string">
            <text:p>total</text:p>
          </table:table-cell>
          <table:table-cell office:value-type="float" office:value="501">
            <text:p>501</text:p>
          </table:table-cell>
          <table:table-cell table:number-columns-repeated="1022"/>
        </table:table-row>
        <table:table-row table:style-name="ro3">
          <table:table-cell office:value-type="string">
            <text:p>ratio</text:p>
          </table:table-cell>
          <table:table-cell office:value-type="float" office:value="0.044">
            <text:p>0.044</text:p>
          </table:table-cell>
          <table:table-cell table:number-columns-repeated="1022"/>
        </table:table-row>
        <table:table-row table:style-name="ro3">
          <table:table-cell office:value-type="string">
            <text:p>cntOf_SLs</text:p>
          </table:table-cell>
          <table:table-cell office:value-type="float" office:value="15">
            <text:p>15</text:p>
          </table:table-cell>
          <table:table-cell office:value-type="string">
            <text:p>(0.682)</text:p>
          </table:table-cell>
          <table:table-cell table:number-columns-repeated="1021"/>
        </table:table-row>
        <table:table-row table:style-name="ro3">
          <table:table-cell office:value-type="string">
            <text:p>cntOf_TPs</text:p>
          </table:table-cell>
          <table:table-cell office:value-type="float" office:value="7">
            <text:p>7</text:p>
          </table:table-cell>
          <table:table-cell office:value-type="string">
            <text:p>(0.318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" office:value-type="string">
            <text:p>BB.loc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8" office:value-type="string">
            <text:p>6</text:p>
          </table:table-cell>
          <table:table-cell table:number-columns-repeated="1002"/>
        </table:table-row>
        <table:table-row table:style-name="ro3">
          <table:table-cell office:value-type="string">
            <text:p>sumOf_SLs</text:p>
          </table:table-cell>
          <table:table-cell office:value-type="float" office:value="-0.6">
            <text:p>-0.6</text:p>
          </table:table-cell>
          <table:table-cell table:number-columns-repeated="13"/>
          <table:table-cell table:style-name="ce4" office:value-type="string">
            <text:p>incidents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number-columns-repeated="1002"/>
        </table:table-row>
        <table:table-row table:style-name="ro3">
          <table:table-cell office:value-type="string">
            <text:p>sumOf_TPs</text:p>
          </table:table-cell>
          <table:table-cell office:value-type="float" office:value="0.445">
            <text:p>0.445</text:p>
          </table:table-cell>
          <table:table-cell table:number-columns-repeated="13"/>
          <table:table-cell table:style-name="Default" table:number-columns-repeated="7"/>
          <table:table-cell table:number-columns-repeated="1002"/>
        </table:table-row>
        <table:table-row table:style-name="ro3">
          <table:table-cell office:value-type="string">
            <text:p>ratio (TP/SL)</text:p>
          </table:table-cell>
          <table:table-cell office:value-type="float" office:value="0.742">
            <text:p>0.742</text:p>
          </table:table-cell>
          <table:table-cell table:number-columns-repeated="1022"/>
        </table:table-row>
        <table:table-row table:style-name="ro3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1022"/>
        </table:table-row>
        <table:table-row table:style-name="ro3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1022"/>
        </table:table-row>
        <table:table-row table:style-name="ro3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3"/>
          <table:table-cell office:value-type="float" office:value="1">
            <text:p>1</text:p>
          </table:table-cell>
          <table:table-cell table:style-name="ce9" table:formula="of:=[.Q20]/[.$W$20]" office:value-type="percentage" office:value="0">
            <text:p>0.00%</text:p>
          </table:table-cell>
          <table:table-cell table:style-name="ce9" table:formula="of:=[.R20]/[.$W$20]" office:value-type="percentage" office:value="0.0454545454545455">
            <text:p>4.55%</text:p>
          </table:table-cell>
          <table:table-cell table:style-name="ce9" table:formula="of:=[.S20]/[.$W$20]" office:value-type="percentage" office:value="0.409090909090909">
            <text:p>40.91%</text:p>
          </table:table-cell>
          <table:table-cell table:style-name="ce9" table:formula="of:=[.T20]/[.$W$20]" office:value-type="percentage" office:value="0.272727272727273">
            <text:p>27.27%</text:p>
          </table:table-cell>
          <table:table-cell table:style-name="ce9" table:formula="of:=[.U20]/[.$W$20]" office:value-type="percentage" office:value="0.272727272727273">
            <text:p>27.27%</text:p>
          </table:table-cell>
          <table:table-cell table:style-name="ce9" table:formula="of:=[.V20]/[.$W$20]" office:value-type="percentage" office:value="0">
            <text:p>0.00%</text:p>
          </table:table-cell>
          <table:table-cell office:value-type="string">
            <text:p>sum</text:p>
          </table:table-cell>
          <table:table-cell table:number-columns-repeated="1001"/>
        </table:table-row>
        <table:table-row table:style-name="ro3">
          <table:table-cell table:number-columns-repeated="15"/>
          <table:table-cell table:style-name="ce5" office:value-type="string">
            <text:p>sum=</text:p>
          </table:table-cell>
          <table:table-cell table:formula="of:=SUM([.Q22:.Q43])" office:value-type="float" office:value="0">
            <text:p>0</text:p>
          </table:table-cell>
          <table:table-cell table:formula="of:=SUM([.R22:.R43])" office:value-type="float" office:value="1">
            <text:p>1</text:p>
          </table:table-cell>
          <table:table-cell table:formula="of:=SUM([.S22:.S43])" office:value-type="float" office:value="9">
            <text:p>9</text:p>
          </table:table-cell>
          <table:table-cell table:formula="of:=SUM([.T22:.T43])" office:value-type="float" office:value="6">
            <text:p>6</text:p>
          </table:table-cell>
          <table:table-cell table:formula="of:=SUM([.U22:.U43])" office:value-type="float" office:value="6">
            <text:p>6</text:p>
          </table:table-cell>
          <table:table-cell table:formula="of:=SUM([.V22:.V43])" office:value-type="float" office:value="0">
            <text:p>0</text:p>
          </table:table-cell>
          <table:table-cell table:formula="of:=SUM([.Q20:.V20])" office:value-type="float" office:value="22">
            <text:p>22</text:p>
          </table:table-cell>
          <table:table-cell table:number-columns-repeated="1001"/>
        </table:table-row>
        <table:table-row table:style-name="ro3">
          <table:table-cell table:style-name="ce3" office:value-type="string">
            <text:p>s.n.</text:p>
          </table:table-cell>
          <table:table-cell table:style-name="ce3" office:value-type="string">
            <text:p>st_idx</text:p>
          </table:table-cell>
          <table:table-cell table:style-name="ce3" office:value-type="string">
            <text:p>datetime</text:p>
          </table:table-cell>
          <table:table-cell table:style-name="ce3" office:value-type="string">
            <text:p>st_pr</text:p>
          </table:table-cell>
          <table:table-cell table:style-name="ce3" office:value-type="string">
            <text:p>cu_idx</text:p>
          </table:table-cell>
          <table:table-cell table:style-name="ce3" office:value-type="string">
            <text:p>cu_pr</text:p>
          </table:table-cell>
          <table:table-cell table:style-name="ce3" office:value-type="string">
            <text:p>rf_idx</text:p>
          </table:table-cell>
          <table:table-cell table:style-name="ce3" office:value-type="string">
            <text:p>rf_pr</text:p>
          </table:table-cell>
          <table:table-cell table:style-name="ce3" office:value-type="string">
            <text:p>ext_idx</text:p>
          </table:table-cell>
          <table:table-cell table:style-name="ce3" office:value-type="string">
            <text:p>ext_pr</text:p>
          </table:table-cell>
          <table:table-cell table:style-name="ce3" office:value-type="string">
            <text:p>e0.price_High</text:p>
          </table:table-cell>
          <table:table-cell table:style-name="ce3" office:value-type="string">
            <text:p>e0.price_Low</text:p>
          </table:table-cell>
          <table:table-cell table:style-name="ce3" office:value-type="string">
            <text:p>exit</text:p>
          </table:table-cell>
          <table:table-cell table:style-name="ce3" office:value-type="string">
            <text:p>diff.price</text:p>
          </table:table-cell>
          <table:table-cell table:style-name="ce3" office:value-type="string">
            <text:p>BB-seq</text:p>
          </table:table-cell>
          <table:table-cell table:style-name="ce6" office:value-type="string">
            <text:p>BB-seq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8" office:value-type="string">
            <text:p>6</text:p>
          </table:table-cell>
          <table:table-cell/>
          <table:table-cell table:style-name="ce3" office:value-type="string">
            <text:p>diff.price</text:p>
          </table:table-cell>
          <table:table-cell table:style-name="ce3" office:value-type="string">
            <text:p>BB-seq</text:p>
          </table:table-cell>
          <table:table-cell table:number-columns-repeated="999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2019.04.17 10:30</text:p>
          </table:table-cell>
          <table:table-cell table:style-name="ce4" office:value-type="float" office:value="80.603">
            <text:p>80.60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80.68">
            <text:p>80.6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80.68">
            <text:p>80.68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80.64">
            <text:p>80.64</text:p>
          </table:table-cell>
          <table:table-cell table:style-name="ce4" office:value-type="float" office:value="80.68">
            <text:p>80.68</text:p>
          </table:table-cell>
          <table:table-cell table:style-name="ce4" office:value-type="float" office:value="80.587">
            <text:p>80.587</text:p>
          </table:table-cell>
          <table:table-cell table:style-name="ce4" office:value-type="string">
            <text:p>STATUS_POS_EXIT__TP</text:p>
          </table:table-cell>
          <table:table-cell table:style-name="ce4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table:style-name="ce6" table:formula="of:=LEFT([.O22];2)" office:value-type="string" office:string-value="5-">
            <text:p>5-</text:p>
          </table:table-cell>
          <table:table-cell table:style-name="ce8" table:formula="of:=IF(AND([.$P22]&gt;=[.Q$21];[.$P22]&lt;[.R$21]);1;0)" office:value-type="float" office:value="0">
            <text:p>0</text:p>
          </table:table-cell>
          <table:table-cell table:style-name="ce8" table:formula="of:=IF(AND([.$P22]&gt;=[.R$21];[.$P22]&lt;[.S$21]);1;0)" office:value-type="float" office:value="0">
            <text:p>0</text:p>
          </table:table-cell>
          <table:table-cell table:style-name="ce8" table:formula="of:=IF(AND([.$P22]&gt;=[.S$21];[.$P22]&lt;[.T$21]);1;0)" office:value-type="float" office:value="0">
            <text:p>0</text:p>
          </table:table-cell>
          <table:table-cell table:style-name="ce8" table:formula="of:=IF(AND([.$P22]&gt;=[.T$21];[.$P22]&lt;[.U$21]);1;0)" office:value-type="float" office:value="0">
            <text:p>0</text:p>
          </table:table-cell>
          <table:table-cell table:style-name="ce8" table:formula="of:=IF(AND([.$P22]&gt;=[.U$21];[.$P22]&lt;[.V$21]);1;0)" office:value-type="float" office:value="1">
            <text:p>1</text:p>
          </table:table-cell>
          <table:table-cell table:style-name="ce8" table:formula="of:=IF(AND([.$P22]&gt;=[.V$21];[.$P22]&lt;[.W$21]);1;0)" office:value-type="float" office:value="0">
            <text:p>0</text:p>
          </table:table-cell>
          <table:table-cell/>
          <table:table-cell table:style-name="ce4" office:value-type="float" office:value="0.037">
            <text:p>0.037</text:p>
          </table:table-cell>
          <table:table-cell table:style-name="ce4" office:value-type="string">
            <text:p>3-4-2</text:p>
          </table:table-cell>
          <table:table-cell table:number-columns-repeated="999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2019.04.17 15:30</text:p>
          </table:table-cell>
          <table:table-cell table:style-name="ce4" office:value-type="float" office:value="80.52">
            <text:p>80.5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80.601">
            <text:p>80.601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80.601">
            <text:p>80.601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80.48">
            <text:p>80.48</text:p>
          </table:table-cell>
          <table:table-cell table:style-name="ce4" office:value-type="float" office:value="80.601">
            <text:p>80.601</text:p>
          </table:table-cell>
          <table:table-cell table:style-name="ce4" office:value-type="float" office:value="80.457">
            <text:p>80.457</text:p>
          </table:table-cell>
          <table:table-cell table:style-name="ce4" office:value-type="string">
            <text:p>STATUS_POS_EXIT__SL</text:p>
          </table:table-cell>
          <table:table-cell table:style-name="ce4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table:style-name="ce6" table:formula="of:=LEFT([.O23];2)" office:value-type="string" office:string-value="5-">
            <text:p>5-</text:p>
          </table:table-cell>
          <table:table-cell table:style-name="ce8" table:formula="of:=IF(AND([.$P23]&gt;=[.Q$21];[.$P23]&lt;[.R$21]);1;0)" office:value-type="float" office:value="0">
            <text:p>0</text:p>
          </table:table-cell>
          <table:table-cell table:style-name="ce8" table:formula="of:=IF(AND([.$P23]&gt;=[.R$21];[.$P23]&lt;[.S$21]);1;0)" office:value-type="float" office:value="0">
            <text:p>0</text:p>
          </table:table-cell>
          <table:table-cell table:style-name="ce8" table:formula="of:=IF(AND([.$P23]&gt;=[.S$21];[.$P23]&lt;[.T$21]);1;0)" office:value-type="float" office:value="0">
            <text:p>0</text:p>
          </table:table-cell>
          <table:table-cell table:style-name="ce8" table:formula="of:=IF(AND([.$P23]&gt;=[.T$21];[.$P23]&lt;[.U$21]);1;0)" office:value-type="float" office:value="0">
            <text:p>0</text:p>
          </table:table-cell>
          <table:table-cell table:style-name="ce8" table:formula="of:=IF(AND([.$P23]&gt;=[.U$21];[.$P23]&lt;[.V$21]);1;0)" office:value-type="float" office:value="1">
            <text:p>1</text:p>
          </table:table-cell>
          <table:table-cell table:style-name="ce8" table:formula="of:=IF(AND([.$P23]&gt;=[.V$21];[.$P23]&lt;[.W$21]);1;0)" office:value-type="float" office:value="0">
            <text:p>0</text:p>
          </table:table-cell>
          <table:table-cell/>
          <table:table-cell table:style-name="ce4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table:number-columns-repeated="999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2019.04.17 17:45</text:p>
          </table:table-cell>
          <table:table-cell table:style-name="ce4" office:value-type="float" office:value="80.342">
            <text:p>80.342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0.346">
            <text:p>80.346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0.4">
            <text:p>80.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.302">
            <text:p>80.302</text:p>
          </table:table-cell>
          <table:table-cell table:style-name="ce4" office:value-type="float" office:value="80.357">
            <text:p>80.357</text:p>
          </table:table-cell>
          <table:table-cell table:style-name="ce4" office:value-type="float" office:value="80.27">
            <text:p>80.27</text:p>
          </table:table-cell>
          <table:table-cell table:style-name="ce4" office:value-type="string">
            <text:p>STATUS_POS_EXIT__SL</text:p>
          </table:table-cell>
          <table:table-cell table:style-name="ce4" office:value-type="float" office:value="-0.04">
            <text:p>-0.04</text:p>
          </table:table-cell>
          <table:table-cell table:style-name="ce4" office:value-type="string">
            <text:p>2-3-2</text:p>
          </table:table-cell>
          <table:table-cell table:style-name="ce6" table:formula="of:=LEFT([.O24];2)" office:value-type="string" office:string-value="2-">
            <text:p>2-</text:p>
          </table:table-cell>
          <table:table-cell table:style-name="ce8" table:formula="of:=IF(AND([.$P24]&gt;=[.Q$21];[.$P24]&lt;[.R$21]);1;0)" office:value-type="float" office:value="0">
            <text:p>0</text:p>
          </table:table-cell>
          <table:table-cell table:style-name="ce8" table:formula="of:=IF(AND([.$P24]&gt;=[.R$21];[.$P24]&lt;[.S$21]);1;0)" office:value-type="float" office:value="1">
            <text:p>1</text:p>
          </table:table-cell>
          <table:table-cell table:style-name="ce8" table:formula="of:=IF(AND([.$P24]&gt;=[.S$21];[.$P24]&lt;[.T$21]);1;0)" office:value-type="float" office:value="0">
            <text:p>0</text:p>
          </table:table-cell>
          <table:table-cell table:style-name="ce8" table:formula="of:=IF(AND([.$P24]&gt;=[.T$21];[.$P24]&lt;[.U$21]);1;0)" office:value-type="float" office:value="0">
            <text:p>0</text:p>
          </table:table-cell>
          <table:table-cell table:style-name="ce8" table:formula="of:=IF(AND([.$P24]&gt;=[.U$21];[.$P24]&lt;[.V$21]);1;0)" office:value-type="float" office:value="0">
            <text:p>0</text:p>
          </table:table-cell>
          <table:table-cell table:style-name="ce8" table:formula="of:=IF(AND([.$P24]&gt;=[.V$21];[.$P24]&lt;[.W$21]);1;0)" office:value-type="float" office:value="0">
            <text:p>0</text:p>
          </table:table-cell>
          <table:table-cell/>
          <table:table-cell table:style-name="ce4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table:number-columns-repeated="999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float" office:value="48">
            <text:p>48</text:p>
          </table:table-cell>
          <table:table-cell table:style-name="ce4" office:value-type="string">
            <text:p>2019.04.17 19:45</text:p>
          </table:table-cell>
          <table:table-cell table:style-name="ce4" office:value-type="float" office:value="80.234">
            <text:p>80.234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80.339">
            <text:p>80.339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80.339">
            <text:p>80.339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80.309">
            <text:p>80.309</text:p>
          </table:table-cell>
          <table:table-cell table:style-name="ce4" office:value-type="float" office:value="80.349">
            <text:p>80.349</text:p>
          </table:table-cell>
          <table:table-cell table:style-name="ce4" office:value-type="float" office:value="80.305">
            <text:p>80.305</text:p>
          </table:table-cell>
          <table:table-cell table:style-name="ce4" office:value-type="string">
            <text:p>STATUS_POS_EXIT__TP</text:p>
          </table:table-cell>
          <table:table-cell table:style-name="ce4" office:value-type="float" office:value="-0.04">
            <text:p>-0.04</text:p>
          </table:table-cell>
          <table:table-cell table:style-name="ce4" office:value-type="string">
            <text:p>3-3-3</text:p>
          </table:table-cell>
          <table:table-cell table:style-name="ce6" table:formula="of:=LEFT([.O25];2)" office:value-type="string" office:string-value="3-">
            <text:p>3-</text:p>
          </table:table-cell>
          <table:table-cell table:style-name="ce8" table:formula="of:=IF(AND([.$P25]&gt;=[.Q$21];[.$P25]&lt;[.R$21]);1;0)" office:value-type="float" office:value="0">
            <text:p>0</text:p>
          </table:table-cell>
          <table:table-cell table:style-name="ce8" table:formula="of:=IF(AND([.$P25]&gt;=[.R$21];[.$P25]&lt;[.S$21]);1;0)" office:value-type="float" office:value="0">
            <text:p>0</text:p>
          </table:table-cell>
          <table:table-cell table:style-name="ce8" table:formula="of:=IF(AND([.$P25]&gt;=[.S$21];[.$P25]&lt;[.T$21]);1;0)" office:value-type="float" office:value="1">
            <text:p>1</text:p>
          </table:table-cell>
          <table:table-cell table:style-name="ce8" table:formula="of:=IF(AND([.$P25]&gt;=[.T$21];[.$P25]&lt;[.U$21]);1;0)" office:value-type="float" office:value="0">
            <text:p>0</text:p>
          </table:table-cell>
          <table:table-cell table:style-name="ce8" table:formula="of:=IF(AND([.$P25]&gt;=[.U$21];[.$P25]&lt;[.V$21]);1;0)" office:value-type="float" office:value="0">
            <text:p>0</text:p>
          </table:table-cell>
          <table:table-cell table:style-name="ce8" table:formula="of:=IF(AND([.$P25]&gt;=[.V$21];[.$P25]&lt;[.W$21]);1;0)" office:value-type="float" office:value="0">
            <text:p>0</text:p>
          </table:table-cell>
          <table:table-cell/>
          <table:table-cell table:style-name="ce4" office:value-type="float" office:value="0.075">
            <text:p>0.075</text:p>
          </table:table-cell>
          <table:table-cell table:style-name="ce4" office:value-type="string">
            <text:p>5-5-5</text:p>
          </table:table-cell>
          <table:table-cell table:number-columns-repeated="999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2019.04.17 21:45</text:p>
          </table:table-cell>
          <table:table-cell table:style-name="ce4" office:value-type="float" office:value="80.303">
            <text:p>80.30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80.391">
            <text:p>80.391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80.391">
            <text:p>80.391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0.375">
            <text:p>80.375</text:p>
          </table:table-cell>
          <table:table-cell table:style-name="ce4" office:value-type="float" office:value="80.415">
            <text:p>80.415</text:p>
          </table:table-cell>
          <table:table-cell table:style-name="ce4" office:value-type="float" office:value="80.339">
            <text:p>80.339</text:p>
          </table:table-cell>
          <table:table-cell table:style-name="ce4" office:value-type="string">
            <text:p>STATUS_POS_EXIT__TP</text:p>
          </table:table-cell>
          <table:table-cell table:style-name="ce4" office:value-type="float" office:value="-0.04">
            <text:p>-0.04</text:p>
          </table:table-cell>
          <table:table-cell table:style-name="ce4" office:value-type="string">
            <text:p>3-4-3</text:p>
          </table:table-cell>
          <table:table-cell table:style-name="ce6" table:formula="of:=LEFT([.O26];2)" office:value-type="string" office:string-value="3-">
            <text:p>3-</text:p>
          </table:table-cell>
          <table:table-cell table:style-name="ce8" table:formula="of:=IF(AND([.$P26]&gt;=[.Q$21];[.$P26]&lt;[.R$21]);1;0)" office:value-type="float" office:value="0">
            <text:p>0</text:p>
          </table:table-cell>
          <table:table-cell table:style-name="ce8" table:formula="of:=IF(AND([.$P26]&gt;=[.R$21];[.$P26]&lt;[.S$21]);1;0)" office:value-type="float" office:value="0">
            <text:p>0</text:p>
          </table:table-cell>
          <table:table-cell table:style-name="ce8" table:formula="of:=IF(AND([.$P26]&gt;=[.S$21];[.$P26]&lt;[.T$21]);1;0)" office:value-type="float" office:value="1">
            <text:p>1</text:p>
          </table:table-cell>
          <table:table-cell table:style-name="ce8" table:formula="of:=IF(AND([.$P26]&gt;=[.T$21];[.$P26]&lt;[.U$21]);1;0)" office:value-type="float" office:value="0">
            <text:p>0</text:p>
          </table:table-cell>
          <table:table-cell table:style-name="ce8" table:formula="of:=IF(AND([.$P26]&gt;=[.U$21];[.$P26]&lt;[.V$21]);1;0)" office:value-type="float" office:value="0">
            <text:p>0</text:p>
          </table:table-cell>
          <table:table-cell table:style-name="ce8" table:formula="of:=IF(AND([.$P26]&gt;=[.V$21];[.$P26]&lt;[.W$21]);1;0)" office:value-type="float" office:value="0">
            <text:p>0</text:p>
          </table:table-cell>
          <table:table-cell/>
          <table:table-cell table:style-name="ce4" office:value-type="float" office:value="0.072">
            <text:p>0.072</text:p>
          </table:table-cell>
          <table:table-cell table:style-name="ce4" office:value-type="string">
            <text:p>3-4-3</text:p>
          </table:table-cell>
          <table:table-cell table:number-columns-repeated="999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2019.04.18 01:15</text:p>
          </table:table-cell>
          <table:table-cell table:style-name="ce4" office:value-type="float" office:value="80.41">
            <text:p>80.41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80.41">
            <text:p>80.41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80.393">
            <text:p>80.393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80.37">
            <text:p>80.37</text:p>
          </table:table-cell>
          <table:table-cell table:style-name="ce4" office:value-type="float" office:value="80.413">
            <text:p>80.413</text:p>
          </table:table-cell>
          <table:table-cell table:style-name="ce4" office:value-type="float" office:value="80.353">
            <text:p>80.353</text:p>
          </table:table-cell>
          <table:table-cell table:style-name="ce4" office:value-type="string">
            <text:p>STATUS_POS_EXIT__SL</text:p>
          </table:table-cell>
          <table:table-cell table:style-name="ce4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table:style-name="ce6" table:formula="of:=LEFT([.O27];2)" office:value-type="string" office:string-value="5-">
            <text:p>5-</text:p>
          </table:table-cell>
          <table:table-cell table:style-name="ce8" table:formula="of:=IF(AND([.$P27]&gt;=[.Q$21];[.$P27]&lt;[.R$21]);1;0)" office:value-type="float" office:value="0">
            <text:p>0</text:p>
          </table:table-cell>
          <table:table-cell table:style-name="ce8" table:formula="of:=IF(AND([.$P27]&gt;=[.R$21];[.$P27]&lt;[.S$21]);1;0)" office:value-type="float" office:value="0">
            <text:p>0</text:p>
          </table:table-cell>
          <table:table-cell table:style-name="ce8" table:formula="of:=IF(AND([.$P27]&gt;=[.S$21];[.$P27]&lt;[.T$21]);1;0)" office:value-type="float" office:value="0">
            <text:p>0</text:p>
          </table:table-cell>
          <table:table-cell table:style-name="ce8" table:formula="of:=IF(AND([.$P27]&gt;=[.T$21];[.$P27]&lt;[.U$21]);1;0)" office:value-type="float" office:value="0">
            <text:p>0</text:p>
          </table:table-cell>
          <table:table-cell table:style-name="ce8" table:formula="of:=IF(AND([.$P27]&gt;=[.U$21];[.$P27]&lt;[.V$21]);1;0)" office:value-type="float" office:value="1">
            <text:p>1</text:p>
          </table:table-cell>
          <table:table-cell table:style-name="ce8" table:formula="of:=IF(AND([.$P27]&gt;=[.V$21];[.$P27]&lt;[.W$21]);1;0)" office:value-type="float" office:value="0">
            <text:p>0</text:p>
          </table:table-cell>
          <table:table-cell/>
          <table:table-cell table:style-name="ce4" office:value-type="float" office:value="-0.04">
            <text:p>-0.04</text:p>
          </table:table-cell>
          <table:table-cell table:style-name="ce4" office:value-type="string">
            <text:p>2-3-2</text:p>
          </table:table-cell>
          <table:table-cell table:number-columns-repeated="999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" office:value-type="float" office:value="75">
            <text:p>75</text:p>
          </table:table-cell>
          <table:table-cell table:style-name="ce4" office:value-type="string">
            <text:p>2019.04.18 02:30</text:p>
          </table:table-cell>
          <table:table-cell table:style-name="ce4" office:value-type="float" office:value="80.388">
            <text:p>80.38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0.388">
            <text:p>80.38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0.382">
            <text:p>80.382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80.348">
            <text:p>80.348</text:p>
          </table:table-cell>
          <table:table-cell table:style-name="ce4" office:value-type="float" office:value="80.387">
            <text:p>80.387</text:p>
          </table:table-cell>
          <table:table-cell table:style-name="ce4" office:value-type="float" office:value="80.344">
            <text:p>80.344</text:p>
          </table:table-cell>
          <table:table-cell table:style-name="ce4" office:value-type="string">
            <text:p>STATUS_POS_EXIT__SL</text:p>
          </table:table-cell>
          <table:table-cell table:style-name="ce4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table:style-name="ce6" table:formula="of:=LEFT([.O28];2)" office:value-type="string" office:string-value="5-">
            <text:p>5-</text:p>
          </table:table-cell>
          <table:table-cell table:style-name="ce8" table:formula="of:=IF(AND([.$P28]&gt;=[.Q$21];[.$P28]&lt;[.R$21]);1;0)" office:value-type="float" office:value="0">
            <text:p>0</text:p>
          </table:table-cell>
          <table:table-cell table:style-name="ce8" table:formula="of:=IF(AND([.$P28]&gt;=[.R$21];[.$P28]&lt;[.S$21]);1;0)" office:value-type="float" office:value="0">
            <text:p>0</text:p>
          </table:table-cell>
          <table:table-cell table:style-name="ce8" table:formula="of:=IF(AND([.$P28]&gt;=[.S$21];[.$P28]&lt;[.T$21]);1;0)" office:value-type="float" office:value="0">
            <text:p>0</text:p>
          </table:table-cell>
          <table:table-cell table:style-name="ce8" table:formula="of:=IF(AND([.$P28]&gt;=[.T$21];[.$P28]&lt;[.U$21]);1;0)" office:value-type="float" office:value="0">
            <text:p>0</text:p>
          </table:table-cell>
          <table:table-cell table:style-name="ce8" table:formula="of:=IF(AND([.$P28]&gt;=[.U$21];[.$P28]&lt;[.V$21]);1;0)" office:value-type="float" office:value="1">
            <text:p>1</text:p>
          </table:table-cell>
          <table:table-cell table:style-name="ce8" table:formula="of:=IF(AND([.$P28]&gt;=[.V$21];[.$P28]&lt;[.W$21]);1;0)" office:value-type="float" office:value="0">
            <text:p>0</text:p>
          </table:table-cell>
          <table:table-cell/>
          <table:table-cell table:style-name="ce4" office:value-type="float" office:value="-0.04">
            <text:p>-0.04</text:p>
          </table:table-cell>
          <table:table-cell table:style-name="ce4" office:value-type="string">
            <text:p>3-3-3</text:p>
          </table:table-cell>
          <table:table-cell table:number-columns-repeated="999"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4" office:value-type="float" office:value="95">
            <text:p>95</text:p>
          </table:table-cell>
          <table:table-cell table:style-name="ce4" office:value-type="string">
            <text:p>2019.04.18 07:30</text:p>
          </table:table-cell>
          <table:table-cell table:style-name="ce4" office:value-type="float" office:value="80.331">
            <text:p>80.331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80.331">
            <text:p>80.331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80.329">
            <text:p>80.329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0.291">
            <text:p>80.291</text:p>
          </table:table-cell>
          <table:table-cell table:style-name="ce4" office:value-type="float" office:value="80.332">
            <text:p>80.332</text:p>
          </table:table-cell>
          <table:table-cell table:style-name="ce4" office:value-type="float" office:value="80.285">
            <text:p>80.285</text:p>
          </table:table-cell>
          <table:table-cell table:style-name="ce4" office:value-type="string">
            <text:p>STATUS_POS_EXIT__SL</text:p>
          </table:table-cell>
          <table:table-cell table:style-name="ce4" office:value-type="float" office:value="-0.04">
            <text:p>-0.04</text:p>
          </table:table-cell>
          <table:table-cell table:style-name="ce4" office:value-type="string">
            <text:p>3-3-1</text:p>
          </table:table-cell>
          <table:table-cell table:style-name="ce6" table:formula="of:=LEFT([.O29];2)" office:value-type="string" office:string-value="3-">
            <text:p>3-</text:p>
          </table:table-cell>
          <table:table-cell table:style-name="ce8" table:formula="of:=IF(AND([.$P29]&gt;=[.Q$21];[.$P29]&lt;[.R$21]);1;0)" office:value-type="float" office:value="0">
            <text:p>0</text:p>
          </table:table-cell>
          <table:table-cell table:style-name="ce8" table:formula="of:=IF(AND([.$P29]&gt;=[.R$21];[.$P29]&lt;[.S$21]);1;0)" office:value-type="float" office:value="0">
            <text:p>0</text:p>
          </table:table-cell>
          <table:table-cell table:style-name="ce8" table:formula="of:=IF(AND([.$P29]&gt;=[.S$21];[.$P29]&lt;[.T$21]);1;0)" office:value-type="float" office:value="1">
            <text:p>1</text:p>
          </table:table-cell>
          <table:table-cell table:style-name="ce8" table:formula="of:=IF(AND([.$P29]&gt;=[.T$21];[.$P29]&lt;[.U$21]);1;0)" office:value-type="float" office:value="0">
            <text:p>0</text:p>
          </table:table-cell>
          <table:table-cell table:style-name="ce8" table:formula="of:=IF(AND([.$P29]&gt;=[.U$21];[.$P29]&lt;[.V$21]);1;0)" office:value-type="float" office:value="0">
            <text:p>0</text:p>
          </table:table-cell>
          <table:table-cell table:style-name="ce8" table:formula="of:=IF(AND([.$P29]&gt;=[.V$21];[.$P29]&lt;[.W$21]);1;0)" office:value-type="float" office:value="0">
            <text:p>0</text:p>
          </table:table-cell>
          <table:table-cell/>
          <table:table-cell table:style-name="ce4" office:value-type="float" office:value="-0.04">
            <text:p>-0.04</text:p>
          </table:table-cell>
          <table:table-cell table:style-name="ce4" office:value-type="string">
            <text:p>3-4-3</text:p>
          </table:table-cell>
          <table:table-cell table:number-columns-repeated="999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4" office:value-type="float" office:value="99">
            <text:p>99</text:p>
          </table:table-cell>
          <table:table-cell table:style-name="ce4" office:value-type="string">
            <text:p>2019.04.18 08:30</text:p>
          </table:table-cell>
          <table:table-cell table:style-name="ce4" office:value-type="float" office:value="80.333">
            <text:p>80.333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80.397">
            <text:p>80.397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80.397">
            <text:p>80.39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80.386">
            <text:p>80.386</text:p>
          </table:table-cell>
          <table:table-cell table:style-name="ce4" office:value-type="float" office:value="80.426">
            <text:p>80.426</text:p>
          </table:table-cell>
          <table:table-cell table:style-name="ce4" office:value-type="float" office:value="80.345">
            <text:p>80.345</text:p>
          </table:table-cell>
          <table:table-cell table:style-name="ce4" office:value-type="string">
            <text:p>STATUS_POS_EXIT__TP</text:p>
          </table:table-cell>
          <table:table-cell table:style-name="ce4" office:value-type="float" office:value="-0.04">
            <text:p>-0.04</text:p>
          </table:table-cell>
          <table:table-cell table:style-name="ce4" office:value-type="string">
            <text:p>3-4-4</text:p>
          </table:table-cell>
          <table:table-cell table:style-name="ce6" table:formula="of:=LEFT([.O30];2)" office:value-type="string" office:string-value="3-">
            <text:p>3-</text:p>
          </table:table-cell>
          <table:table-cell table:style-name="ce8" table:formula="of:=IF(AND([.$P30]&gt;=[.Q$21];[.$P30]&lt;[.R$21]);1;0)" office:value-type="float" office:value="0">
            <text:p>0</text:p>
          </table:table-cell>
          <table:table-cell table:style-name="ce8" table:formula="of:=IF(AND([.$P30]&gt;=[.R$21];[.$P30]&lt;[.S$21]);1;0)" office:value-type="float" office:value="0">
            <text:p>0</text:p>
          </table:table-cell>
          <table:table-cell table:style-name="ce8" table:formula="of:=IF(AND([.$P30]&gt;=[.S$21];[.$P30]&lt;[.T$21]);1;0)" office:value-type="float" office:value="1">
            <text:p>1</text:p>
          </table:table-cell>
          <table:table-cell table:style-name="ce8" table:formula="of:=IF(AND([.$P30]&gt;=[.T$21];[.$P30]&lt;[.U$21]);1;0)" office:value-type="float" office:value="0">
            <text:p>0</text:p>
          </table:table-cell>
          <table:table-cell table:style-name="ce8" table:formula="of:=IF(AND([.$P30]&gt;=[.U$21];[.$P30]&lt;[.V$21]);1;0)" office:value-type="float" office:value="0">
            <text:p>0</text:p>
          </table:table-cell>
          <table:table-cell table:style-name="ce8" table:formula="of:=IF(AND([.$P30]&gt;=[.V$21];[.$P30]&lt;[.W$21]);1;0)" office:value-type="float" office:value="0">
            <text:p>0</text:p>
          </table:table-cell>
          <table:table-cell/>
          <table:table-cell table:style-name="ce4" office:value-type="float" office:value="0.053">
            <text:p>0.053</text:p>
          </table:table-cell>
          <table:table-cell table:style-name="ce4" office:value-type="string">
            <text:p>3-4-3</text:p>
          </table:table-cell>
          <table:table-cell table:number-columns-repeated="999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4" office:value-type="float" office:value="112">
            <text:p>112</text:p>
          </table:table-cell>
          <table:table-cell table:style-name="ce4" office:value-type="string">
            <text:p>2019.04.18 11:45</text:p>
          </table:table-cell>
          <table:table-cell table:style-name="ce4" office:value-type="float" office:value="80.134">
            <text:p>80.134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80.134">
            <text:p>80.134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80.139">
            <text:p>80.139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80.094">
            <text:p>80.094</text:p>
          </table:table-cell>
          <table:table-cell table:style-name="ce4" office:value-type="float" office:value="80.145">
            <text:p>80.145</text:p>
          </table:table-cell>
          <table:table-cell table:style-name="ce4" office:value-type="float" office:value="80.083">
            <text:p>80.083</text:p>
          </table:table-cell>
          <table:table-cell table:style-name="ce4" office:value-type="string">
            <text:p>STATUS_POS_EXIT__SL</text:p>
          </table:table-cell>
          <table:table-cell table:style-name="ce4" office:value-type="float" office:value="-0.04">
            <text:p>-0.04</text:p>
          </table:table-cell>
          <table:table-cell table:style-name="ce4" office:value-type="string">
            <text:p>4-5-4</text:p>
          </table:table-cell>
          <table:table-cell table:style-name="ce6" table:formula="of:=LEFT([.O31];2)" office:value-type="string" office:string-value="4-">
            <text:p>4-</text:p>
          </table:table-cell>
          <table:table-cell table:style-name="ce8" table:formula="of:=IF(AND([.$P31]&gt;=[.Q$21];[.$P31]&lt;[.R$21]);1;0)" office:value-type="float" office:value="0">
            <text:p>0</text:p>
          </table:table-cell>
          <table:table-cell table:style-name="ce8" table:formula="of:=IF(AND([.$P31]&gt;=[.R$21];[.$P31]&lt;[.S$21]);1;0)" office:value-type="float" office:value="0">
            <text:p>0</text:p>
          </table:table-cell>
          <table:table-cell table:style-name="ce8" table:formula="of:=IF(AND([.$P31]&gt;=[.S$21];[.$P31]&lt;[.T$21]);1;0)" office:value-type="float" office:value="0">
            <text:p>0</text:p>
          </table:table-cell>
          <table:table-cell table:style-name="ce8" table:formula="of:=IF(AND([.$P31]&gt;=[.T$21];[.$P31]&lt;[.U$21]);1;0)" office:value-type="float" office:value="1">
            <text:p>1</text:p>
          </table:table-cell>
          <table:table-cell table:style-name="ce8" table:formula="of:=IF(AND([.$P31]&gt;=[.U$21];[.$P31]&lt;[.V$21]);1;0)" office:value-type="float" office:value="0">
            <text:p>0</text:p>
          </table:table-cell>
          <table:table-cell table:style-name="ce8" table:formula="of:=IF(AND([.$P31]&gt;=[.V$21];[.$P31]&lt;[.W$21]);1;0)" office:value-type="float" office:value="0">
            <text:p>0</text:p>
          </table:table-cell>
          <table:table-cell/>
          <table:table-cell table:style-name="ce4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table:number-columns-repeated="999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4" office:value-type="float" office:value="138">
            <text:p>138</text:p>
          </table:table-cell>
          <table:table-cell table:style-name="ce4" office:value-type="string">
            <text:p>2019.04.18 18:15</text:p>
          </table:table-cell>
          <table:table-cell table:style-name="ce4" office:value-type="float" office:value="80.008">
            <text:p>80.008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80.012">
            <text:p>80.012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80.03">
            <text:p>80.03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79.968">
            <text:p>79.968</text:p>
          </table:table-cell>
          <table:table-cell table:style-name="ce4" office:value-type="float" office:value="80.015">
            <text:p>80.015</text:p>
          </table:table-cell>
          <table:table-cell table:style-name="ce4" office:value-type="float" office:value="79.959">
            <text:p>79.959</text:p>
          </table:table-cell>
          <table:table-cell table:style-name="ce4" office:value-type="string">
            <text:p>STATUS_POS_EXIT__SL</text:p>
          </table:table-cell>
          <table:table-cell table:style-name="ce4" office:value-type="float" office:value="-0.04">
            <text:p>-0.04</text:p>
          </table:table-cell>
          <table:table-cell table:style-name="ce4" office:value-type="string">
            <text:p>4-5-1</text:p>
          </table:table-cell>
          <table:table-cell table:style-name="ce6" table:formula="of:=LEFT([.O32];2)" office:value-type="string" office:string-value="4-">
            <text:p>4-</text:p>
          </table:table-cell>
          <table:table-cell table:style-name="ce8" table:formula="of:=IF(AND([.$P32]&gt;=[.Q$21];[.$P32]&lt;[.R$21]);1;0)" office:value-type="float" office:value="0">
            <text:p>0</text:p>
          </table:table-cell>
          <table:table-cell table:style-name="ce8" table:formula="of:=IF(AND([.$P32]&gt;=[.R$21];[.$P32]&lt;[.S$21]);1;0)" office:value-type="float" office:value="0">
            <text:p>0</text:p>
          </table:table-cell>
          <table:table-cell table:style-name="ce8" table:formula="of:=IF(AND([.$P32]&gt;=[.S$21];[.$P32]&lt;[.T$21]);1;0)" office:value-type="float" office:value="0">
            <text:p>0</text:p>
          </table:table-cell>
          <table:table-cell table:style-name="ce8" table:formula="of:=IF(AND([.$P32]&gt;=[.T$21];[.$P32]&lt;[.U$21]);1;0)" office:value-type="float" office:value="1">
            <text:p>1</text:p>
          </table:table-cell>
          <table:table-cell table:style-name="ce8" table:formula="of:=IF(AND([.$P32]&gt;=[.U$21];[.$P32]&lt;[.V$21]);1;0)" office:value-type="float" office:value="0">
            <text:p>0</text:p>
          </table:table-cell>
          <table:table-cell table:style-name="ce8" table:formula="of:=IF(AND([.$P32]&gt;=[.V$21];[.$P32]&lt;[.W$21]);1;0)" office:value-type="float" office:value="0">
            <text:p>0</text:p>
          </table:table-cell>
          <table:table-cell/>
          <table:table-cell table:style-name="ce4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table:number-columns-repeated="999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4" office:value-type="float" office:value="147">
            <text:p>147</text:p>
          </table:table-cell>
          <table:table-cell table:style-name="ce4" office:value-type="string">
            <text:p>2019.04.18 20:30</text:p>
          </table:table-cell>
          <table:table-cell table:style-name="ce4" office:value-type="float" office:value="79.958">
            <text:p>79.958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80.023">
            <text:p>80.023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80.026">
            <text:p>80.026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80.029">
            <text:p>80.029</text:p>
          </table:table-cell>
          <table:table-cell table:style-name="ce4" office:value-type="float" office:value="80.069">
            <text:p>80.069</text:p>
          </table:table-cell>
          <table:table-cell table:style-name="ce4" office:value-type="float" office:value="79.993">
            <text:p>79.993</text:p>
          </table:table-cell>
          <table:table-cell table:style-name="ce4" office:value-type="string">
            <text:p>STATUS_POS_EXIT__TP</text:p>
          </table:table-cell>
          <table:table-cell table:style-name="ce4" office:value-type="float" office:value="-0.04">
            <text:p>-0.04</text:p>
          </table:table-cell>
          <table:table-cell table:style-name="ce4" office:value-type="string">
            <text:p>4-4-4</text:p>
          </table:table-cell>
          <table:table-cell table:style-name="ce6" table:formula="of:=LEFT([.O33];2)" office:value-type="string" office:string-value="4-">
            <text:p>4-</text:p>
          </table:table-cell>
          <table:table-cell table:style-name="ce8" table:formula="of:=IF(AND([.$P33]&gt;=[.Q$21];[.$P33]&lt;[.R$21]);1;0)" office:value-type="float" office:value="0">
            <text:p>0</text:p>
          </table:table-cell>
          <table:table-cell table:style-name="ce8" table:formula="of:=IF(AND([.$P33]&gt;=[.R$21];[.$P33]&lt;[.S$21]);1;0)" office:value-type="float" office:value="0">
            <text:p>0</text:p>
          </table:table-cell>
          <table:table-cell table:style-name="ce8" table:formula="of:=IF(AND([.$P33]&gt;=[.S$21];[.$P33]&lt;[.T$21]);1;0)" office:value-type="float" office:value="0">
            <text:p>0</text:p>
          </table:table-cell>
          <table:table-cell table:style-name="ce8" table:formula="of:=IF(AND([.$P33]&gt;=[.T$21];[.$P33]&lt;[.U$21]);1;0)" office:value-type="float" office:value="1">
            <text:p>1</text:p>
          </table:table-cell>
          <table:table-cell table:style-name="ce8" table:formula="of:=IF(AND([.$P33]&gt;=[.U$21];[.$P33]&lt;[.V$21]);1;0)" office:value-type="float" office:value="0">
            <text:p>0</text:p>
          </table:table-cell>
          <table:table-cell table:style-name="ce8" table:formula="of:=IF(AND([.$P33]&gt;=[.V$21];[.$P33]&lt;[.W$21]);1;0)" office:value-type="float" office:value="0">
            <text:p>0</text:p>
          </table:table-cell>
          <table:table-cell/>
          <table:table-cell table:style-name="ce4" office:value-type="float" office:value="0.071">
            <text:p>0.071</text:p>
          </table:table-cell>
          <table:table-cell table:style-name="ce4" office:value-type="string">
            <text:p>5-5-4</text:p>
          </table:table-cell>
          <table:table-cell table:number-columns-repeated="999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4" office:value-type="float" office:value="159">
            <text:p>159</text:p>
          </table:table-cell>
          <table:table-cell table:style-name="ce4" office:value-type="string">
            <text:p>2019.04.18 23:30</text:p>
          </table:table-cell>
          <table:table-cell table:style-name="ce4" office:value-type="float" office:value="80.045">
            <text:p>80.045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80.036">
            <text:p>80.036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80.054">
            <text:p>80.054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80.005">
            <text:p>80.005</text:p>
          </table:table-cell>
          <table:table-cell table:style-name="ce4" office:value-type="float" office:value="80.036">
            <text:p>80.036</text:p>
          </table:table-cell>
          <table:table-cell table:style-name="ce4" office:value-type="float" office:value="80.001">
            <text:p>80.001</text:p>
          </table:table-cell>
          <table:table-cell table:style-name="ce4" office:value-type="string">
            <text:p>STATUS_POS_EXIT__SL</text:p>
          </table:table-cell>
          <table:table-cell table:style-name="ce4" office:value-type="float" office:value="-0.04">
            <text:p>-0.04</text:p>
          </table:table-cell>
          <table:table-cell table:style-name="ce4" office:value-type="string">
            <text:p>4-5-4</text:p>
          </table:table-cell>
          <table:table-cell table:style-name="ce6" table:formula="of:=LEFT([.O34];2)" office:value-type="string" office:string-value="4-">
            <text:p>4-</text:p>
          </table:table-cell>
          <table:table-cell table:style-name="ce8" table:formula="of:=IF(AND([.$P34]&gt;=[.Q$21];[.$P34]&lt;[.R$21]);1;0)" office:value-type="float" office:value="0">
            <text:p>0</text:p>
          </table:table-cell>
          <table:table-cell table:style-name="ce8" table:formula="of:=IF(AND([.$P34]&gt;=[.R$21];[.$P34]&lt;[.S$21]);1;0)" office:value-type="float" office:value="0">
            <text:p>0</text:p>
          </table:table-cell>
          <table:table-cell table:style-name="ce8" table:formula="of:=IF(AND([.$P34]&gt;=[.S$21];[.$P34]&lt;[.T$21]);1;0)" office:value-type="float" office:value="0">
            <text:p>0</text:p>
          </table:table-cell>
          <table:table-cell table:style-name="ce8" table:formula="of:=IF(AND([.$P34]&gt;=[.T$21];[.$P34]&lt;[.U$21]);1;0)" office:value-type="float" office:value="1">
            <text:p>1</text:p>
          </table:table-cell>
          <table:table-cell table:style-name="ce8" table:formula="of:=IF(AND([.$P34]&gt;=[.U$21];[.$P34]&lt;[.V$21]);1;0)" office:value-type="float" office:value="0">
            <text:p>0</text:p>
          </table:table-cell>
          <table:table-cell table:style-name="ce8" table:formula="of:=IF(AND([.$P34]&gt;=[.V$21];[.$P34]&lt;[.W$21]);1;0)" office:value-type="float" office:value="0">
            <text:p>0</text:p>
          </table:table-cell>
          <table:table-cell/>
          <table:table-cell table:style-name="ce4" office:value-type="float" office:value="-0.04">
            <text:p>-0.04</text:p>
          </table:table-cell>
          <table:table-cell table:style-name="ce4" office:value-type="string">
            <text:p>3-3-1</text:p>
          </table:table-cell>
          <table:table-cell table:number-columns-repeated="999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4" office:value-type="float" office:value="180">
            <text:p>180</text:p>
          </table:table-cell>
          <table:table-cell table:style-name="ce4" office:value-type="string">
            <text:p>2019.04.19 04:45</text:p>
          </table:table-cell>
          <table:table-cell table:style-name="ce4" office:value-type="float" office:value="80.005">
            <text:p>80.005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80.067">
            <text:p>80.067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80.068">
            <text:p>80.068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80.071">
            <text:p>80.071</text:p>
          </table:table-cell>
          <table:table-cell table:style-name="ce4" office:value-type="float" office:value="80.111">
            <text:p>80.111</text:p>
          </table:table-cell>
          <table:table-cell table:style-name="ce4" office:value-type="float" office:value="80.025">
            <text:p>80.025</text:p>
          </table:table-cell>
          <table:table-cell table:style-name="ce4" office:value-type="string">
            <text:p>STATUS_POS_EXIT__TP</text:p>
          </table:table-cell>
          <table:table-cell table:style-name="ce4" office:value-type="float" office:value="-0.04">
            <text:p>-0.04</text:p>
          </table:table-cell>
          <table:table-cell table:style-name="ce4" office:value-type="string">
            <text:p>3-6-3</text:p>
          </table:table-cell>
          <table:table-cell table:style-name="ce6" table:formula="of:=LEFT([.O35];2)" office:value-type="string" office:string-value="3-">
            <text:p>3-</text:p>
          </table:table-cell>
          <table:table-cell table:style-name="ce8" table:formula="of:=IF(AND([.$P35]&gt;=[.Q$21];[.$P35]&lt;[.R$21]);1;0)" office:value-type="float" office:value="0">
            <text:p>0</text:p>
          </table:table-cell>
          <table:table-cell table:style-name="ce8" table:formula="of:=IF(AND([.$P35]&gt;=[.R$21];[.$P35]&lt;[.S$21]);1;0)" office:value-type="float" office:value="0">
            <text:p>0</text:p>
          </table:table-cell>
          <table:table-cell table:style-name="ce8" table:formula="of:=IF(AND([.$P35]&gt;=[.S$21];[.$P35]&lt;[.T$21]);1;0)" office:value-type="float" office:value="1">
            <text:p>1</text:p>
          </table:table-cell>
          <table:table-cell table:style-name="ce8" table:formula="of:=IF(AND([.$P35]&gt;=[.T$21];[.$P35]&lt;[.U$21]);1;0)" office:value-type="float" office:value="0">
            <text:p>0</text:p>
          </table:table-cell>
          <table:table-cell table:style-name="ce8" table:formula="of:=IF(AND([.$P35]&gt;=[.U$21];[.$P35]&lt;[.V$21]);1;0)" office:value-type="float" office:value="0">
            <text:p>0</text:p>
          </table:table-cell>
          <table:table-cell table:style-name="ce8" table:formula="of:=IF(AND([.$P35]&gt;=[.V$21];[.$P35]&lt;[.W$21]);1;0)" office:value-type="float" office:value="0">
            <text:p>0</text:p>
          </table:table-cell>
          <table:table-cell/>
          <table:table-cell table:style-name="ce4" office:value-type="float" office:value="0.066">
            <text:p>0.066</text:p>
          </table:table-cell>
          <table:table-cell table:style-name="ce4" office:value-type="string">
            <text:p>4-6-5</text:p>
          </table:table-cell>
          <table:table-cell table:number-columns-repeated="999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4" office:value-type="float" office:value="186">
            <text:p>186</text:p>
          </table:table-cell>
          <table:table-cell table:style-name="ce4" office:value-type="string">
            <text:p>2019.04.19 06:15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80.067">
            <text:p>80.067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80.068">
            <text:p>80.068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80.071">
            <text:p>80.071</text:p>
          </table:table-cell>
          <table:table-cell table:style-name="ce4" office:value-type="float" office:value="80.111">
            <text:p>80.111</text:p>
          </table:table-cell>
          <table:table-cell table:style-name="ce4" office:value-type="float" office:value="80.025">
            <text:p>80.025</text:p>
          </table:table-cell>
          <table:table-cell table:style-name="ce4" office:value-type="string">
            <text:p>STATUS_POS_EXIT__TP</text:p>
          </table:table-cell>
          <table:table-cell table:style-name="ce4" office:value-type="float" office:value="-0.04">
            <text:p>-0.04</text:p>
          </table:table-cell>
          <table:table-cell table:style-name="ce4" office:value-type="string">
            <text:p>3-5-4</text:p>
          </table:table-cell>
          <table:table-cell table:style-name="ce6" table:formula="of:=LEFT([.O36];2)" office:value-type="string" office:string-value="3-">
            <text:p>3-</text:p>
          </table:table-cell>
          <table:table-cell table:style-name="ce8" table:formula="of:=IF(AND([.$P36]&gt;=[.Q$21];[.$P36]&lt;[.R$21]);1;0)" office:value-type="float" office:value="0">
            <text:p>0</text:p>
          </table:table-cell>
          <table:table-cell table:style-name="ce8" table:formula="of:=IF(AND([.$P36]&gt;=[.R$21];[.$P36]&lt;[.S$21]);1;0)" office:value-type="float" office:value="0">
            <text:p>0</text:p>
          </table:table-cell>
          <table:table-cell table:style-name="ce8" table:formula="of:=IF(AND([.$P36]&gt;=[.S$21];[.$P36]&lt;[.T$21]);1;0)" office:value-type="float" office:value="1">
            <text:p>1</text:p>
          </table:table-cell>
          <table:table-cell table:style-name="ce8" table:formula="of:=IF(AND([.$P36]&gt;=[.T$21];[.$P36]&lt;[.U$21]);1;0)" office:value-type="float" office:value="0">
            <text:p>0</text:p>
          </table:table-cell>
          <table:table-cell table:style-name="ce8" table:formula="of:=IF(AND([.$P36]&gt;=[.U$21];[.$P36]&lt;[.V$21]);1;0)" office:value-type="float" office:value="0">
            <text:p>0</text:p>
          </table:table-cell>
          <table:table-cell table:style-name="ce8" table:formula="of:=IF(AND([.$P36]&gt;=[.V$21];[.$P36]&lt;[.W$21]);1;0)" office:value-type="float" office:value="0">
            <text:p>0</text:p>
          </table:table-cell>
          <table:table-cell/>
          <table:table-cell table:style-name="ce4" office:value-type="float" office:value="0.071">
            <text:p>0.071</text:p>
          </table:table-cell>
          <table:table-cell table:style-name="ce4" office:value-type="string">
            <text:p>4-5-4</text:p>
          </table:table-cell>
          <table:table-cell table:number-columns-repeated="999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4" office:value-type="float" office:value="214">
            <text:p>214</text:p>
          </table:table-cell>
          <table:table-cell table:style-name="ce4" office:value-type="string">
            <text:p>2019.04.19 13:15</text:p>
          </table:table-cell>
          <table:table-cell table:style-name="ce4" office:value-type="float" office:value="80.031">
            <text:p>80.031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80.009">
            <text:p>80.009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80.064">
            <text:p>80.064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79.991">
            <text:p>79.991</text:p>
          </table:table-cell>
          <table:table-cell table:style-name="ce4" office:value-type="float" office:value="80.015">
            <text:p>80.015</text:p>
          </table:table-cell>
          <table:table-cell table:style-name="ce4" office:value-type="float" office:value="79.981">
            <text:p>79.981</text:p>
          </table:table-cell>
          <table:table-cell table:style-name="ce4" office:value-type="string">
            <text:p>STATUS_POS_EXIT__SL</text:p>
          </table:table-cell>
          <table:table-cell table:style-name="ce4" office:value-type="float" office:value="0.037">
            <text:p>0.037</text:p>
          </table:table-cell>
          <table:table-cell table:style-name="ce4" office:value-type="string">
            <text:p>3-4-2</text:p>
          </table:table-cell>
          <table:table-cell table:style-name="ce6" table:formula="of:=LEFT([.O37];2)" office:value-type="string" office:string-value="3-">
            <text:p>3-</text:p>
          </table:table-cell>
          <table:table-cell table:style-name="ce8" table:formula="of:=IF(AND([.$P37]&gt;=[.Q$21];[.$P37]&lt;[.R$21]);1;0)" office:value-type="float" office:value="0">
            <text:p>0</text:p>
          </table:table-cell>
          <table:table-cell table:style-name="ce8" table:formula="of:=IF(AND([.$P37]&gt;=[.R$21];[.$P37]&lt;[.S$21]);1;0)" office:value-type="float" office:value="0">
            <text:p>0</text:p>
          </table:table-cell>
          <table:table-cell table:style-name="ce8" table:formula="of:=IF(AND([.$P37]&gt;=[.S$21];[.$P37]&lt;[.T$21]);1;0)" office:value-type="float" office:value="1">
            <text:p>1</text:p>
          </table:table-cell>
          <table:table-cell table:style-name="ce8" table:formula="of:=IF(AND([.$P37]&gt;=[.T$21];[.$P37]&lt;[.U$21]);1;0)" office:value-type="float" office:value="0">
            <text:p>0</text:p>
          </table:table-cell>
          <table:table-cell table:style-name="ce8" table:formula="of:=IF(AND([.$P37]&gt;=[.U$21];[.$P37]&lt;[.V$21]);1;0)" office:value-type="float" office:value="0">
            <text:p>0</text:p>
          </table:table-cell>
          <table:table-cell table:style-name="ce8" table:formula="of:=IF(AND([.$P37]&gt;=[.V$21];[.$P37]&lt;[.W$21]);1;0)" office:value-type="float" office:value="0">
            <text:p>0</text:p>
          </table:table-cell>
          <table:table-cell/>
          <table:table-cell table:style-name="ce4" office:value-type="float" office:value="-0.04">
            <text:p>-0.04</text:p>
          </table:table-cell>
          <table:table-cell table:style-name="ce4" office:value-type="string">
            <text:p>3-4-4</text:p>
          </table:table-cell>
          <table:table-cell table:number-columns-repeated="999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4" office:value-type="float" office:value="227">
            <text:p>227</text:p>
          </table:table-cell>
          <table:table-cell table:style-name="ce4" office:value-type="string">
            <text:p>2019.04.19 16:30</text:p>
          </table:table-cell>
          <table:table-cell table:style-name="ce4" office:value-type="float" office:value="80.03">
            <text:p>80.03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80.009">
            <text:p>80.009</text:p>
          </table:table-cell>
          <table:table-cell table:style-name="ce4" office:value-type="float" office:value="228">
            <text:p>228</text:p>
          </table:table-cell>
          <table:table-cell table:style-name="ce4" office:value-type="float" office:value="80.037">
            <text:p>80.037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79.99">
            <text:p>79.99</text:p>
          </table:table-cell>
          <table:table-cell table:style-name="ce4" office:value-type="float" office:value="80.015">
            <text:p>80.015</text:p>
          </table:table-cell>
          <table:table-cell table:style-name="ce4" office:value-type="float" office:value="79.981">
            <text:p>79.981</text:p>
          </table:table-cell>
          <table:table-cell table:style-name="ce4" office:value-type="string">
            <text:p>STATUS_POS_EXIT__SL</text:p>
          </table:table-cell>
          <table:table-cell table:style-name="ce4" office:value-type="float" office:value="0.053">
            <text:p>0.053</text:p>
          </table:table-cell>
          <table:table-cell table:style-name="ce4" office:value-type="string">
            <text:p>3-4-3</text:p>
          </table:table-cell>
          <table:table-cell table:style-name="ce6" table:formula="of:=LEFT([.O38];2)" office:value-type="string" office:string-value="3-">
            <text:p>3-</text:p>
          </table:table-cell>
          <table:table-cell table:style-name="ce8" table:formula="of:=IF(AND([.$P38]&gt;=[.Q$21];[.$P38]&lt;[.R$21]);1;0)" office:value-type="float" office:value="0">
            <text:p>0</text:p>
          </table:table-cell>
          <table:table-cell table:style-name="ce8" table:formula="of:=IF(AND([.$P38]&gt;=[.R$21];[.$P38]&lt;[.S$21]);1;0)" office:value-type="float" office:value="0">
            <text:p>0</text:p>
          </table:table-cell>
          <table:table-cell table:style-name="ce8" table:formula="of:=IF(AND([.$P38]&gt;=[.S$21];[.$P38]&lt;[.T$21]);1;0)" office:value-type="float" office:value="1">
            <text:p>1</text:p>
          </table:table-cell>
          <table:table-cell table:style-name="ce8" table:formula="of:=IF(AND([.$P38]&gt;=[.T$21];[.$P38]&lt;[.U$21]);1;0)" office:value-type="float" office:value="0">
            <text:p>0</text:p>
          </table:table-cell>
          <table:table-cell table:style-name="ce8" table:formula="of:=IF(AND([.$P38]&gt;=[.U$21];[.$P38]&lt;[.V$21]);1;0)" office:value-type="float" office:value="0">
            <text:p>0</text:p>
          </table:table-cell>
          <table:table-cell table:style-name="ce8" table:formula="of:=IF(AND([.$P38]&gt;=[.V$21];[.$P38]&lt;[.W$21]);1;0)" office:value-type="float" office:value="0">
            <text:p>0</text:p>
          </table:table-cell>
          <table:table-cell/>
          <table:table-cell table:style-name="ce4" office:value-type="float" office:value="-0.04">
            <text:p>-0.04</text:p>
          </table:table-cell>
          <table:table-cell table:style-name="ce4" office:value-type="string">
            <text:p>4-5-4</text:p>
          </table:table-cell>
          <table:table-cell table:number-columns-repeated="999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4" office:value-type="float" office:value="272">
            <text:p>272</text:p>
          </table:table-cell>
          <table:table-cell table:style-name="ce4" office:value-type="string">
            <text:p>2019.04.22 03:45</text:p>
          </table:table-cell>
          <table:table-cell table:style-name="ce4" office:value-type="float" office:value="80.061">
            <text:p>80.061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80.061">
            <text:p>80.061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80.036">
            <text:p>80.036</text:p>
          </table:table-cell>
          <table:table-cell table:style-name="ce4" office:value-type="float" office:value="273">
            <text:p>273</text:p>
          </table:table-cell>
          <table:table-cell table:style-name="ce4" office:value-type="float" office:value="80.021">
            <text:p>80.021</text:p>
          </table:table-cell>
          <table:table-cell table:style-name="ce4" office:value-type="float" office:value="80.056">
            <text:p>80.056</text:p>
          </table:table-cell>
          <table:table-cell table:style-name="ce4" office:value-type="float" office:value="79.995">
            <text:p>79.995</text:p>
          </table:table-cell>
          <table:table-cell table:style-name="ce4" office:value-type="string">
            <text:p>STATUS_POS_EXIT__SL</text:p>
          </table:table-cell>
          <table:table-cell table:style-name="ce4" office:value-type="float" office:value="0.066">
            <text:p>0.066</text:p>
          </table:table-cell>
          <table:table-cell table:style-name="ce4" office:value-type="string">
            <text:p>4-6-5</text:p>
          </table:table-cell>
          <table:table-cell table:style-name="ce6" table:formula="of:=LEFT([.O39];2)" office:value-type="string" office:string-value="4-">
            <text:p>4-</text:p>
          </table:table-cell>
          <table:table-cell table:style-name="ce8" table:formula="of:=IF(AND([.$P39]&gt;=[.Q$21];[.$P39]&lt;[.R$21]);1;0)" office:value-type="float" office:value="0">
            <text:p>0</text:p>
          </table:table-cell>
          <table:table-cell table:style-name="ce8" table:formula="of:=IF(AND([.$P39]&gt;=[.R$21];[.$P39]&lt;[.S$21]);1;0)" office:value-type="float" office:value="0">
            <text:p>0</text:p>
          </table:table-cell>
          <table:table-cell table:style-name="ce8" table:formula="of:=IF(AND([.$P39]&gt;=[.S$21];[.$P39]&lt;[.T$21]);1;0)" office:value-type="float" office:value="0">
            <text:p>0</text:p>
          </table:table-cell>
          <table:table-cell table:style-name="ce8" table:formula="of:=IF(AND([.$P39]&gt;=[.T$21];[.$P39]&lt;[.U$21]);1;0)" office:value-type="float" office:value="1">
            <text:p>1</text:p>
          </table:table-cell>
          <table:table-cell table:style-name="ce8" table:formula="of:=IF(AND([.$P39]&gt;=[.U$21];[.$P39]&lt;[.V$21]);1;0)" office:value-type="float" office:value="0">
            <text:p>0</text:p>
          </table:table-cell>
          <table:table-cell table:style-name="ce8" table:formula="of:=IF(AND([.$P39]&gt;=[.V$21];[.$P39]&lt;[.W$21]);1;0)" office:value-type="float" office:value="0">
            <text:p>0</text:p>
          </table:table-cell>
          <table:table-cell/>
          <table:table-cell table:style-name="ce4" office:value-type="float" office:value="-0.04">
            <text:p>-0.04</text:p>
          </table:table-cell>
          <table:table-cell table:style-name="ce4" office:value-type="string">
            <text:p>4-5-1</text:p>
          </table:table-cell>
          <table:table-cell table:number-columns-repeated="999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4" office:value-type="float" office:value="305">
            <text:p>305</text:p>
          </table:table-cell>
          <table:table-cell table:style-name="ce4" office:value-type="string">
            <text:p>2019.04.22 12:00</text:p>
          </table:table-cell>
          <table:table-cell table:style-name="ce4" office:value-type="float" office:value="79.876">
            <text:p>79.876</text:p>
          </table:table-cell>
          <table:table-cell table:style-name="ce4" office:value-type="float" office:value="312">
            <text:p>312</text:p>
          </table:table-cell>
          <table:table-cell table:style-name="ce4" office:value-type="float" office:value="79.855">
            <text:p>79.855</text:p>
          </table:table-cell>
          <table:table-cell table:style-name="ce4" office:value-type="float" office:value="310">
            <text:p>310</text:p>
          </table:table-cell>
          <table:table-cell table:style-name="ce4" office:value-type="float" office:value="79.894">
            <text:p>79.894</text:p>
          </table:table-cell>
          <table:table-cell table:style-name="ce4" office:value-type="float" office:value="313">
            <text:p>313</text:p>
          </table:table-cell>
          <table:table-cell table:style-name="ce4" office:value-type="float" office:value="79.836">
            <text:p>79.836</text:p>
          </table:table-cell>
          <table:table-cell table:style-name="ce4" office:value-type="float" office:value="79.857">
            <text:p>79.857</text:p>
          </table:table-cell>
          <table:table-cell table:style-name="ce4" office:value-type="float" office:value="79.829">
            <text:p>79.829</text:p>
          </table:table-cell>
          <table:table-cell table:style-name="ce4" office:value-type="string">
            <text:p>STATUS_POS_EXIT__SL</text:p>
          </table:table-cell>
          <table:table-cell table:style-name="ce4" office:value-type="float" office:value="0.071">
            <text:p>0.071</text:p>
          </table:table-cell>
          <table:table-cell table:style-name="ce4" office:value-type="string">
            <text:p>5-5-4</text:p>
          </table:table-cell>
          <table:table-cell table:style-name="ce6" table:formula="of:=LEFT([.O40];2)" office:value-type="string" office:string-value="5-">
            <text:p>5-</text:p>
          </table:table-cell>
          <table:table-cell table:style-name="ce8" table:formula="of:=IF(AND([.$P40]&gt;=[.Q$21];[.$P40]&lt;[.R$21]);1;0)" office:value-type="float" office:value="0">
            <text:p>0</text:p>
          </table:table-cell>
          <table:table-cell table:style-name="ce8" table:formula="of:=IF(AND([.$P40]&gt;=[.R$21];[.$P40]&lt;[.S$21]);1;0)" office:value-type="float" office:value="0">
            <text:p>0</text:p>
          </table:table-cell>
          <table:table-cell table:style-name="ce8" table:formula="of:=IF(AND([.$P40]&gt;=[.S$21];[.$P40]&lt;[.T$21]);1;0)" office:value-type="float" office:value="0">
            <text:p>0</text:p>
          </table:table-cell>
          <table:table-cell table:style-name="ce8" table:formula="of:=IF(AND([.$P40]&gt;=[.T$21];[.$P40]&lt;[.U$21]);1;0)" office:value-type="float" office:value="0">
            <text:p>0</text:p>
          </table:table-cell>
          <table:table-cell table:style-name="ce8" table:formula="of:=IF(AND([.$P40]&gt;=[.U$21];[.$P40]&lt;[.V$21]);1;0)" office:value-type="float" office:value="1">
            <text:p>1</text:p>
          </table:table-cell>
          <table:table-cell table:style-name="ce8" table:formula="of:=IF(AND([.$P40]&gt;=[.V$21];[.$P40]&lt;[.W$21]);1;0)" office:value-type="float" office:value="0">
            <text:p>0</text:p>
          </table:table-cell>
          <table:table-cell/>
          <table:table-cell table:style-name="ce4" office:value-type="float" office:value="-0.04">
            <text:p>-0.04</text:p>
          </table:table-cell>
          <table:table-cell table:style-name="ce4" office:value-type="string">
            <text:p>4-4-4</text:p>
          </table:table-cell>
          <table:table-cell table:number-columns-repeated="999"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4" office:value-type="float" office:value="309">
            <text:p>309</text:p>
          </table:table-cell>
          <table:table-cell table:style-name="ce4" office:value-type="string">
            <text:p>2019.04.22 13:00</text:p>
          </table:table-cell>
          <table:table-cell table:style-name="ce4" office:value-type="float" office:value="79.867">
            <text:p>79.867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79.853">
            <text:p>79.853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79.895">
            <text:p>79.895</text:p>
          </table:table-cell>
          <table:table-cell table:style-name="ce4" office:value-type="float" office:value="318">
            <text:p>318</text:p>
          </table:table-cell>
          <table:table-cell table:style-name="ce4" office:value-type="float" office:value="79.827">
            <text:p>79.827</text:p>
          </table:table-cell>
          <table:table-cell table:style-name="ce4" office:value-type="float" office:value="79.858">
            <text:p>79.858</text:p>
          </table:table-cell>
          <table:table-cell table:style-name="ce4" office:value-type="float" office:value="79.821">
            <text:p>79.821</text:p>
          </table:table-cell>
          <table:table-cell table:style-name="ce4" office:value-type="string">
            <text:p>STATUS_POS_EXIT__SL</text:p>
          </table:table-cell>
          <table:table-cell table:style-name="ce4" office:value-type="float" office:value="0.071">
            <text:p>0.071</text:p>
          </table:table-cell>
          <table:table-cell table:style-name="ce4" office:value-type="string">
            <text:p>4-5-4</text:p>
          </table:table-cell>
          <table:table-cell table:style-name="ce6" table:formula="of:=LEFT([.O41];2)" office:value-type="string" office:string-value="4-">
            <text:p>4-</text:p>
          </table:table-cell>
          <table:table-cell table:style-name="ce8" table:formula="of:=IF(AND([.$P41]&gt;=[.Q$21];[.$P41]&lt;[.R$21]);1;0)" office:value-type="float" office:value="0">
            <text:p>0</text:p>
          </table:table-cell>
          <table:table-cell table:style-name="ce8" table:formula="of:=IF(AND([.$P41]&gt;=[.R$21];[.$P41]&lt;[.S$21]);1;0)" office:value-type="float" office:value="0">
            <text:p>0</text:p>
          </table:table-cell>
          <table:table-cell table:style-name="ce8" table:formula="of:=IF(AND([.$P41]&gt;=[.S$21];[.$P41]&lt;[.T$21]);1;0)" office:value-type="float" office:value="0">
            <text:p>0</text:p>
          </table:table-cell>
          <table:table-cell table:style-name="ce8" table:formula="of:=IF(AND([.$P41]&gt;=[.T$21];[.$P41]&lt;[.U$21]);1;0)" office:value-type="float" office:value="1">
            <text:p>1</text:p>
          </table:table-cell>
          <table:table-cell table:style-name="ce8" table:formula="of:=IF(AND([.$P41]&gt;=[.U$21];[.$P41]&lt;[.V$21]);1;0)" office:value-type="float" office:value="0">
            <text:p>0</text:p>
          </table:table-cell>
          <table:table-cell table:style-name="ce8" table:formula="of:=IF(AND([.$P41]&gt;=[.V$21];[.$P41]&lt;[.W$21]);1;0)" office:value-type="float" office:value="0">
            <text:p>0</text:p>
          </table:table-cell>
          <table:table-cell/>
          <table:table-cell table:style-name="ce4" office:value-type="float" office:value="-0.04">
            <text:p>-0.04</text:p>
          </table:table-cell>
          <table:table-cell table:style-name="ce4" office:value-type="string">
            <text:p>4-5-4</text:p>
          </table:table-cell>
          <table:table-cell table:number-columns-repeated="999"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4" office:value-type="float" office:value="316">
            <text:p>316</text:p>
          </table:table-cell>
          <table:table-cell table:style-name="ce4" office:value-type="string">
            <text:p>2019.04.22 14:45</text:p>
          </table:table-cell>
          <table:table-cell table:style-name="ce4" office:value-type="float" office:value="79.884">
            <text:p>79.884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79.884">
            <text:p>79.884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79.87">
            <text:p>79.87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79.844">
            <text:p>79.844</text:p>
          </table:table-cell>
          <table:table-cell table:style-name="ce4" office:value-type="float" office:value="79.87">
            <text:p>79.87</text:p>
          </table:table-cell>
          <table:table-cell table:style-name="ce4" office:value-type="float" office:value="79.844">
            <text:p>79.844</text:p>
          </table:table-cell>
          <table:table-cell table:style-name="ce4" office:value-type="string">
            <text:p>STATUS_POS_EXIT__SL</text:p>
          </table:table-cell>
          <table:table-cell table:style-name="ce4" office:value-type="float" office:value="0.072">
            <text:p>0.072</text:p>
          </table:table-cell>
          <table:table-cell table:style-name="ce4" office:value-type="string">
            <text:p>3-4-3</text:p>
          </table:table-cell>
          <table:table-cell table:style-name="ce6" table:formula="of:=LEFT([.O42];2)" office:value-type="string" office:string-value="3-">
            <text:p>3-</text:p>
          </table:table-cell>
          <table:table-cell table:style-name="ce8" table:formula="of:=IF(AND([.$P42]&gt;=[.Q$21];[.$P42]&lt;[.R$21]);1;0)" office:value-type="float" office:value="0">
            <text:p>0</text:p>
          </table:table-cell>
          <table:table-cell table:style-name="ce8" table:formula="of:=IF(AND([.$P42]&gt;=[.R$21];[.$P42]&lt;[.S$21]);1;0)" office:value-type="float" office:value="0">
            <text:p>0</text:p>
          </table:table-cell>
          <table:table-cell table:style-name="ce8" table:formula="of:=IF(AND([.$P42]&gt;=[.S$21];[.$P42]&lt;[.T$21]);1;0)" office:value-type="float" office:value="1">
            <text:p>1</text:p>
          </table:table-cell>
          <table:table-cell table:style-name="ce8" table:formula="of:=IF(AND([.$P42]&gt;=[.T$21];[.$P42]&lt;[.U$21]);1;0)" office:value-type="float" office:value="0">
            <text:p>0</text:p>
          </table:table-cell>
          <table:table-cell table:style-name="ce8" table:formula="of:=IF(AND([.$P42]&gt;=[.U$21];[.$P42]&lt;[.V$21]);1;0)" office:value-type="float" office:value="0">
            <text:p>0</text:p>
          </table:table-cell>
          <table:table-cell table:style-name="ce8" table:formula="of:=IF(AND([.$P42]&gt;=[.V$21];[.$P42]&lt;[.W$21]);1;0)" office:value-type="float" office:value="0">
            <text:p>0</text:p>
          </table:table-cell>
          <table:table-cell/>
          <table:table-cell table:style-name="ce4" office:value-type="float" office:value="-0.04">
            <text:p>-0.04</text:p>
          </table:table-cell>
          <table:table-cell table:style-name="ce4" office:value-type="string">
            <text:p>3-6-3</text:p>
          </table:table-cell>
          <table:table-cell table:number-columns-repeated="999"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4" office:value-type="float" office:value="347">
            <text:p>347</text:p>
          </table:table-cell>
          <table:table-cell table:style-name="ce4" office:value-type="string">
            <text:p>2019.04.22 22:30</text:p>
          </table:table-cell>
          <table:table-cell table:style-name="ce4" office:value-type="float" office:value="79.852">
            <text:p>79.852</text:p>
          </table:table-cell>
          <table:table-cell table:style-name="ce4" office:value-type="float" office:value="352">
            <text:p>352</text:p>
          </table:table-cell>
          <table:table-cell table:style-name="ce4" office:value-type="float" office:value="79.872">
            <text:p>79.872</text:p>
          </table:table-cell>
          <table:table-cell table:style-name="ce4" office:value-type="float" office:value="352">
            <text:p>352</text:p>
          </table:table-cell>
          <table:table-cell table:style-name="ce4" office:value-type="float" office:value="79.885">
            <text:p>79.885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79.812">
            <text:p>79.812</text:p>
          </table:table-cell>
          <table:table-cell table:style-name="ce4" office:value-type="float" office:value="79.842">
            <text:p>79.842</text:p>
          </table:table-cell>
          <table:table-cell table:style-name="ce4" office:value-type="float" office:value="79.81">
            <text:p>79.81</text:p>
          </table:table-cell>
          <table:table-cell table:style-name="ce4" office:value-type="string">
            <text:p>STATUS_POS_EXIT__SL</text:p>
          </table:table-cell>
          <table:table-cell table:style-name="ce4" office:value-type="float" office:value="0.075">
            <text:p>0.075</text:p>
          </table:table-cell>
          <table:table-cell table:style-name="ce4" office:value-type="string">
            <text:p>5-5-5</text:p>
          </table:table-cell>
          <table:table-cell table:style-name="ce6" table:formula="of:=LEFT([.O43];2)" office:value-type="string" office:string-value="5-">
            <text:p>5-</text:p>
          </table:table-cell>
          <table:table-cell table:style-name="ce8" table:formula="of:=IF(AND([.$P43]&gt;=[.Q$21];[.$P43]&lt;[.R$21]);1;0)" office:value-type="float" office:value="0">
            <text:p>0</text:p>
          </table:table-cell>
          <table:table-cell table:style-name="ce8" table:formula="of:=IF(AND([.$P43]&gt;=[.R$21];[.$P43]&lt;[.S$21]);1;0)" office:value-type="float" office:value="0">
            <text:p>0</text:p>
          </table:table-cell>
          <table:table-cell table:style-name="ce8" table:formula="of:=IF(AND([.$P43]&gt;=[.S$21];[.$P43]&lt;[.T$21]);1;0)" office:value-type="float" office:value="0">
            <text:p>0</text:p>
          </table:table-cell>
          <table:table-cell table:style-name="ce8" table:formula="of:=IF(AND([.$P43]&gt;=[.T$21];[.$P43]&lt;[.U$21]);1;0)" office:value-type="float" office:value="0">
            <text:p>0</text:p>
          </table:table-cell>
          <table:table-cell table:style-name="ce8" table:formula="of:=IF(AND([.$P43]&gt;=[.U$21];[.$P43]&lt;[.V$21]);1;0)" office:value-type="float" office:value="1">
            <text:p>1</text:p>
          </table:table-cell>
          <table:table-cell table:style-name="ce8" table:formula="of:=IF(AND([.$P43]&gt;=[.V$21];[.$P43]&lt;[.W$21]);1;0)" office:value-type="float" office:value="0">
            <text:p>0</text:p>
          </table:table-cell>
          <table:table-cell/>
          <table:table-cell table:style-name="ce4" office:value-type="float" office:value="-0.04">
            <text:p>-0.04</text:p>
          </table:table-cell>
          <table:table-cell table:style-name="ce4" office:value-type="string">
            <text:p>3-5-4</text:p>
          </table:table-cell>
          <table:table-cell table:number-columns-repeated="99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1_copy.N22:1_copy.O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/10/26</text:date>, <text:time>12:52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6T11:57:55.16</meta:creation-date>
    <dc:date>2019-10-26T12:52:02.76</dc:date>
    <dc:creator>iwabuchi ken</dc:creator>
    <meta:editing-duration>PT49M6S</meta:editing-duration>
    <meta:editing-cycles>2</meta:editing-cycles>
    <meta:generator>OpenOffice/4.1.3$Win32 OpenOffice.org_project/413m1$Build-9783</meta:generator>
    <meta:document-statistic meta:table-count="2" meta:cell-count="9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07cm" svg:height="6.248cm" xlink:href=".." xlink:type="simple" chart:class="chart:bar" chart:style-name="ch1">
        <chart:legend chart:legend-position="end" svg:x="8.976cm" svg:y="2.812cm" style:legend-expansion="high" chart:style-name="ch2"/>
        <chart:plot-area chart:style-name="ch3" table:cell-range-address="1_copy.P13:1_copy.V14" chart:data-source-has-labels="both" svg:x="0.672cm" svg:y="0.631cm" svg:width="7.86cm" svg:height="5.073cm">
          <chartooo:coordinate-region svg:x="1.293cm" svg:y="0.844cm" svg:width="7.239cm" svg:height="4.187cm"/>
          <chart:axis chart:dimension="x" chart:name="primary-x" chart:style-name="ch4" chartooo:axis-type="auto">
            <chartooo:date-scale/>
            <chart:categories table:cell-range-address="1_copy.Q13:1_copy.V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_copy.Q14:1_copy.V14" chart:label-cell-address="1_copy.P14:1_copy.P1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1_copy.Q13:1_copy.V13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incidents</text:p>
                <draw:g>
                  <svg:desc>1_copy.P14:1_copy.P14</svg:desc>
                </draw:g>
              </table:table-cell>
              <table:table-cell office:value-type="float" office:value="0">
                <text:p>0</text:p>
                <draw:g>
                  <svg:desc>1_copy.Q14:1_copy.V1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03cm" svg:height="6.767cm" xlink:href=".." xlink:type="simple" chart:class="chart:ring" chart:style-name="ch1">
        <chart:legend chart:legend-position="end" svg:x="11.09cm" svg:y="1.761cm" style:legend-expansion="high" chart:style-name="ch2"/>
        <chart:plot-area chart:style-name="ch3" table:cell-range-address="1_copy.P13:1_copy.V14" chart:data-source-has-labels="both" svg:x="0.24cm" svg:y="0.54cm" svg:width="10.61cm" svg:height="6.092cm">
          <chartooo:coordinate-region svg:x="2.5cm" svg:y="0.542cm" svg:width="6.09cm" svg:height="6.09cm"/>
          <chart:axis chart:dimension="x" chart:name="primary-x" chart:style-name="ch4" chartooo:axis-type="auto">
            <chartooo:date-scale/>
            <chart:categories table:cell-range-address="1_copy.Q13:1_copy.V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_copy.Q14:1_copy.V14" chart:label-cell-address="1_copy.P14:1_copy.P1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1_copy.Q13:1_copy.V13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incidents</text:p>
                <draw:g>
                  <svg:desc>1_copy.P14:1_copy.P14</svg:desc>
                </draw:g>
              </table:table-cell>
              <table:table-cell office:value-type="float" office:value="0">
                <text:p>0</text:p>
                <draw:g>
                  <svg:desc>1_copy.Q14:1_copy.V1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